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58dbc" officeooo:paragraph-rsid="00158dbc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8</text:p>
      <text:p text:style-name="P1"/>
      <text:p text:style-name="P1">iri.. <text:s/>ttrrigscclgswsssssskkllllsmkcigrrrlxxxxxxlwxxxsxsssxx''gsMsssssgg,,MMdwwkkssssssxssssskkkkcr-gxgxxxcwwkkkkkmwcsgblmmgdWxsssssssssssssssssssxxxssskkkgsssssxsxxsssssskmddmvssssxxmmm;;ccsscx,;xssfsxgggssxTTkggssssGsssssssskkkkggkkrrrcxMccccccccskkkkkkk-sssssssriggclllssssssssgssskrcccMM-MMssssvccxxxxxxvwscccllliiigssrr;ckxxxsssrcc'ccssssssssssssxssssssskssssxxkkkxccccccccgssmmkkxxxx'ccwswwsskkksxpssssssxssggxxxsssssGT;wdssrsgggrrlgswssssssgwccxxggtcccccsssssssvsssssxxcccscccssksskkkGgggxGG,,mm-kkskkkkkkkk;kkcxxsxxsmmxxgkgsssksssssssssssssssssskkuukkkkscssxxxxxxxxxxxxxmmmssxxxxssssssssssssssssssssmmmssssxxxxGffgggssss''-gssssgsggsssssggvxsssccxccvsv'''vwsssggscscccwxcxxxxxxcccxxcwwsxsssssskksxxsssssssggswwwsssssssk'-gssssgsggsssssss;;;sxxxwksssssssssscc,uuwkdggssssggssssssssssssssssswfcxxxxxxssssssxssxsssssMsssssssGsssskkvvsvvvrr-s-sxxcgxxxxskkkrrrccccccccxxckkkkkkksssssxxxxccxxxccmssskkkkkrrk,,GG,,,,wwwfMMdcs</text:p>
      <text:p text:style-name="P1">gsrrigrrMMMccxxsssssgggrrrgswwwssssgssxsscckcuwwkkdggwxsgsxsddccsssssGGssssxssssssskxxxxsscrigsrrlgswssxxxxsssssssssssksrrssxdvsssssssssxsssssGssssssssssssssxxggsswssssMooMM-;;M;;;;swkksGsggsssssssssssk---wwwwwggsgsxgxxxssxxsssssssssssssssssssk'lgsssssggggsssssssssMkcckxkxxxccwssswxwsGffsgskgggsssssccccwsxxMMscsssxxxwwwwwxsxxxsssssssTssssssk'-gssssggsssskxGsMdwssssMMdcssssggsssssgyvxsssssMMMssccc,uuwkkdggssssssssssssssssskkgggxxxxxscsggsssssMMwccsssMssssssssss-csgxsxxxxxxxxsxfMMscssssxGGgggwwskkkkrrcsx,,ccck'vww'wvwwxxxxxxcxxxcccccccwwwxxxxGcwwwsssmcgxxggtrrigscclgswsssksskkssssmmmskkk''ccccccgnwsssssssccssMMccgg,MM</text:p>
      <text:p text:style-name="P1">gsMMwcwssssssssM;;;sxxGG,c,cwwdddkkkksgggskkkTkwssMssksissssssxMdsMM,,;wsxsmssssrssrTTTggM;;;xssskcccssMsssssssxxxxxxxxxxxc'cvwwcwwsskkkk-;igrrcccblllwwswwk'mmddsssssxxxxxxsskkkkkksgrsMMsMMccccxxxxxxccxMMcccxxtstrrigsrrlgswsssssssssssxxssssxxxcccxxssssssssssssssssssssssxxxsxpk'vwswccckkkkggxxxxccxxx</text:p>
      <text:p text:style-name="P1"><text:s text:c="9"/>92778 function calls (92451 primitive calls) in 0.770 seconds</text:p>
      <text:p text:style-name="P1"/>
      <text:p text:style-name="P1"><text:s text:c="3"/>Ordered by: internal time</text:p>
      <text:p text:style-name="P1"/>
      <text:p text:style-name="P1"><text:s text:c="3"/>ncalls <text:s/>tottime <text:s/>percall <text:s/>cumtime <text:s/>percall filename:lineno(function)</text:p>
      <text:p text:style-name="P1"><text:s text:c="4"/><text:span text:style-name="T1">11112 <text:s text:c="3"/>0.225 <text:s text:c="3"/>0.000 <text:s text:c="3"/>0.225 <text:s text:c="3"/>0.000 network.py:20(sigmoid)</text:span></text:p>
      <text:p text:style-name="P1"><text:s text:c="4"/><text:span text:style-name="T1">16668 <text:s text:c="3"/>0.172 <text:s text:c="3"/>0.000 <text:s text:c="3"/>0.172 <text:s text:c="3"/>0.000 {numpy.core.multiarray.dot}</text:span></text:p>
      <text:p text:style-name="P1"><text:s text:c="5"/>1852 <text:s text:c="3"/>0.155 <text:s text:c="3"/>0.000 <text:s text:c="3"/>0.651 <text:s text:c="3"/>0.000 network.py:57(lstm_forward)</text:p>
      <text:p text:style-name="P1"><text:s text:c="5"/><text:span text:style-name="T1">1852 <text:s text:c="3"/>0.029 <text:s text:c="3"/>0.000 <text:s text:c="3"/>0.057 <text:s text:c="3"/>0.000 network.py:23(softmax)</text:span></text:p>
      <text:p text:style-name="P1"><text:s text:c="8"/>9 <text:s text:c="3"/>0.020 <text:s text:c="3"/>0.002 <text:s text:c="3"/>0.020 <text:s text:c="3"/>0.002 {method 'randn' of 'mtrand.RandomState' objects}</text:p>
      <text:p text:style-name="P1"><text:s text:c="5"/>1852 <text:s text:c="3"/>0.017 <text:s text:c="3"/>0.000 <text:s text:c="3"/>0.017 <text:s text:c="3"/>0.000 {method 'reduce' of 'numpy.ufunc' objects}</text:p>
      <text:p text:style-name="P1"><text:s text:c="8"/>1 <text:s text:c="3"/>0.017 <text:s text:c="3"/>0.017 <text:s text:c="3"/>0.770 <text:s text:c="3"/>0.770 network.py:1(&lt;module&gt;)</text:p>
      <text:p text:style-name="P1"><text:s text:c="5"/>3704 <text:s text:c="3"/>0.016 <text:s text:c="3"/>0.000 <text:s text:c="3"/>0.016 <text:s text:c="3"/>0.000 {numpy.core.multiarray.concatenate}</text:p>
      <text:p text:style-name="P1"><text:s text:c="5"/><text:span text:style-name="T1">3704 <text:s text:c="3"/>0.014 <text:s text:c="3"/>0.000 <text:s text:c="3"/>0.033 <text:s text:c="3"/>0.000 shape_base.py:330(column_stack)</text:span></text:p>
      <text:p text:style-name="P1"><text:s text:c="8"/>5 <text:s text:c="3"/>0.012 <text:s text:c="3"/>0.002 <text:s text:c="3"/>0.090 <text:s text:c="3"/>0.018 __init__.py:1(&lt;module&gt;)</text:p>
      <text:p text:style-name="P1"><text:s text:c="5"/>1852 <text:s text:c="3"/>0.007 <text:s text:c="3"/>0.000 <text:s text:c="3"/>0.028 <text:s text:c="3"/>0.000 fromnumeric.py:1778(sum)</text:p>
      <text:p text:style-name="P1"><text:s text:c="5"/>1852 <text:s text:c="3"/>0.006 <text:s text:c="3"/>0.000 <text:s text:c="3"/>0.006 <text:s text:c="3"/>0.000 {method 'argmax' of 'numpy.ndarray' objects}</text:p>
      <text:p text:style-name="P1"><text:s text:c="5"/>1865 <text:s text:c="3"/>0.004 <text:s text:c="3"/>0.000 <text:s text:c="3"/>0.004 <text:s text:c="3"/>0.000 {numpy.core.multiarray.zeros}</text:p>
      <text:p text:style-name="P1"><text:s text:c="5"/><text:span text:style-name="T1">1852 <text:s text:c="3"/>0.003 <text:s text:c="3"/>0.000 <text:s text:c="3"/>0.003 <text:s text:c="3"/>0.000 {method 'reshape' of 'numpy.ndarray' objects}</text:span></text:p>
      <text:p text:style-name="P1"><text:s text:c="5"/>1852 <text:s text:c="3"/>0.003 <text:s text:c="3"/>0.000 <text:s text:c="3"/>0.010 <text:s text:c="3"/>0.000 fromnumeric.py:50(_wrapfunc)</text:p>
      <text:p text:style-name="P1"><text:s text:c="5"/>1852 <text:s text:c="3"/>0.003 <text:s text:c="3"/>0.000 <text:s text:c="3"/>0.012 <text:s text:c="3"/>0.000 fromnumeric.py:943(argmax)</text:p>
      <text:p text:style-name="P1"><text:s text:c="5"/>3088 <text:s text:c="3"/>0.002 <text:s text:c="3"/>0.000 <text:s text:c="3"/>0.002 <text:s text:c="3"/>0.000 {isinstance}</text:p>
      <text:p text:style-name="P1"><text:s text:c="4"/><text:span text:style-name="T1">11040 <text:s text:c="3"/>0.002 <text:s text:c="3"/>0.000 <text:s text:c="3"/>0.002 <text:s text:c="3"/>0.000 {method 'append' of 'list' objects}</text:span></text:p>
      <text:p text:style-name="P1"><text:s text:c="5"/>7484 <text:s text:c="3"/>0.002 <text:s text:c="3"/>0.000 <text:s text:c="3"/>0.002 <text:s text:c="3"/>0.000 {numpy.core.multiarray.array}</text:p>
      <text:p text:style-name="P1"><text:s text:c="8"/>1 <text:s text:c="3"/>0.002 <text:s text:c="3"/>0.002 <text:s text:c="3"/>0.002 <text:s text:c="3"/>0.002 hashlib.py:56(&lt;module&gt;)</text:p>
      <text:p text:style-name="P1"><text:s text:c="8"/>1 <text:s text:c="3"/>0.002 <text:s text:c="3"/>0.002 <text:s text:c="3"/>0.010 <text:s text:c="3"/>0.010 _internal.py:6(&lt;module&gt;)</text:p>
      <text:p text:style-name="P1"><text:s text:c="8"/>1 <text:s text:c="3"/>0.002 <text:s text:c="3"/>0.002 <text:s text:c="3"/>0.006 <text:s text:c="3"/>0.006 __init__.py:41(&lt;module&gt;)</text:p>
      <text:p text:style-name="P1"><text:soft-page-break/><text:s text:c="4"/>51/18 <text:s text:c="3"/>0.002 <text:s text:c="3"/>0.000 <text:s text:c="3"/>0.006 <text:s text:c="3"/>0.000 sre_parse.py:395(_parse)</text:p>
      <text:p text:style-name="P1"><text:s text:c="5"/>1852 <text:s text:c="3"/>0.002 <text:s text:c="3"/>0.000 <text:s text:c="3"/>0.019 <text:s text:c="3"/>0.000 _methods.py:31(_sum)</text:p>
      <text:p text:style-name="P1"><text:s text:c="5"/>3132 <text:s text:c="3"/>0.002 <text:s text:c="3"/>0.000 <text:s text:c="3"/>0.002 <text:s text:c="3"/>0.000 {getattr}</text:p>
      <text:p text:style-name="P1"><text:s text:c="8"/>1 <text:s text:c="3"/>0.002 <text:s text:c="3"/>0.002 <text:s text:c="3"/>0.003 <text:s text:c="3"/>0.003 numeric.py:1(&lt;module&gt;)</text:p>
      <text:p text:style-name="P1"><text:s text:c="5"/>1216 <text:s text:c="3"/>0.002 <text:s text:c="3"/>0.000 <text:s text:c="3"/>0.002 <text:s text:c="3"/>0.000 sre_parse.py:193(__next)</text:p>
      <text:p text:style-name="P1"><text:s text:c="8"/>1 <text:s text:c="3"/>0.002 <text:s text:c="3"/>0.002 <text:s text:c="3"/>0.002 <text:s text:c="3"/>0.002 __init__.py:88(&lt;module&gt;)</text:p>
      <text:p text:style-name="P1"><text:s text:c="8"/>1 <text:s text:c="3"/>0.002 <text:s text:c="3"/>0.002 <text:s text:c="3"/>0.070 <text:s text:c="3"/>0.070 __init__.py:106(&lt;module&gt;)</text:p>
      <text:p text:style-name="P1"><text:s text:c="8"/>3 <text:s text:c="3"/>0.001 <text:s text:c="3"/>0.000 <text:s text:c="3"/>0.002 <text:s text:c="3"/>0.001 collections.py:305(namedtuple)</text:p>
      <text:p text:style-name="P1"><text:s text:c="8"/>1 <text:s text:c="3"/>0.001 <text:s text:c="3"/>0.001 <text:s text:c="3"/>0.004 <text:s text:c="3"/>0.004 __init__.py:15(&lt;module&gt;)</text:p>
      <text:p text:style-name="P1"><text:s text:c="8"/>1 <text:s text:c="3"/>0.001 <text:s text:c="3"/>0.001 <text:s text:c="3"/>0.002 <text:s text:c="3"/>0.002 polynomial.py:56(&lt;module&gt;)</text:p>
      <text:p text:style-name="P1"><text:s text:c="8"/>2 <text:s text:c="3"/>0.001 <text:s text:c="3"/>0.001 <text:s text:c="3"/>0.007 <text:s text:c="3"/>0.003 __init__.py:45(&lt;module&gt;)</text:p>
      <text:p text:style-name="P1"><text:s text:c="8"/>1 <text:s text:c="3"/>0.001 <text:s text:c="3"/>0.001 <text:s text:c="3"/>0.009 <text:s text:c="3"/>0.009 financial.py:12(&lt;module&gt;)</text:p>
      <text:p text:style-name="P1"><text:s text:c="4"/>97/18 <text:s text:c="3"/>0.001 <text:s text:c="3"/>0.000 <text:s text:c="3"/>0.002 <text:s text:c="3"/>0.000 sre_compile.py:64(_compile)</text:p>
      <text:p text:style-name="P1"><text:s text:c="8"/>1 <text:s text:c="3"/>0.001 <text:s text:c="3"/>0.001 <text:s text:c="3"/>0.007 <text:s text:c="3"/>0.007 utils.py:4(&lt;module&gt;)</text:p>
      <text:p text:style-name="P1"><text:s text:c="6"/>278 <text:s text:c="3"/>0.001 <text:s text:c="3"/>0.000 <text:s text:c="3"/>0.003 <text:s text:c="3"/>0.000 function_base.py:4533(add_newdoc)</text:p>
      <text:p text:style-name="P1"><text:s text:c="8"/>1 <text:s text:c="3"/>0.001 <text:s text:c="3"/>0.001 <text:s text:c="3"/>0.001 <text:s text:c="3"/>0.001 case.py:131(TestCase)</text:p>
      <text:p text:style-name="P1"><text:s text:c="8"/>1 <text:s text:c="3"/>0.001 <text:s text:c="3"/>0.001 <text:s text:c="3"/>0.008 <text:s text:c="3"/>0.008 decimal.py:116(&lt;module&gt;)</text:p>
      <text:p text:style-name="P1"><text:s text:c="6"/>278 <text:s text:c="3"/>0.001 <text:s text:c="3"/>0.000 <text:s text:c="3"/>0.001 <text:s text:c="3"/>0.000 {__import__}</text:p>
      <text:p text:style-name="P1"><text:s text:c="8"/>1 <text:s text:c="3"/>0.001 <text:s text:c="3"/>0.001 <text:s text:c="3"/>0.002 <text:s text:c="3"/>0.002 index_tricks.py:1(&lt;module&gt;)</text:p>
      <text:p text:style-name="P1"><text:s text:c="8"/>1 <text:s text:c="3"/>0.001 <text:s text:c="3"/>0.001 <text:s text:c="3"/>0.003 <text:s text:c="3"/>0.003 core.py:21(&lt;module&gt;)</text:p>
      <text:p text:style-name="P1"><text:s text:c="8"/>1 <text:s text:c="3"/>0.001 <text:s text:c="3"/>0.001 <text:s text:c="3"/>0.001 <text:s text:c="3"/>0.001 {function seed at 0x7f8fce334848}</text:p>
      <text:p text:style-name="P1"><text:s text:c="8"/>1 <text:s text:c="3"/>0.001 <text:s text:c="3"/>0.001 <text:s text:c="3"/>0.003 <text:s text:c="3"/>0.003 case.py:1(&lt;module&gt;)</text:p>
      <text:p text:style-name="P1"><text:s text:c="8"/>1 <text:s text:c="3"/>0.001 <text:s text:c="3"/>0.001 <text:s text:c="3"/>0.001 <text:s text:c="3"/>0.001 npyio.py:1(&lt;module&gt;)</text:p>
      <text:p text:style-name="P1"><text:s text:c="8"/>1 <text:s text:c="3"/>0.001 <text:s text:c="3"/>0.001 <text:s text:c="3"/>0.003 <text:s text:c="3"/>0.003 numerictypes.py:82(&lt;module&gt;)</text:p>
      <text:p text:style-name="P1"><text:s text:c="5"/>1090 <text:s text:c="3"/>0.001 <text:s text:c="3"/>0.000 <text:s text:c="3"/>0.002 <text:s text:c="3"/>0.000 sre_parse.py:212(get)</text:p>
      <text:p text:style-name="P1"><text:s text:c="8"/>1 <text:s text:c="3"/>0.001 <text:s text:c="3"/>0.001 <text:s text:c="3"/>0.007 <text:s text:c="3"/>0.007 decorators.py:15(&lt;module&gt;)</text:p>
      <text:p text:style-name="P1"><text:s text:c="8"/>1 <text:s text:c="3"/>0.001 <text:s text:c="3"/>0.001 <text:s text:c="3"/>0.001 <text:s text:c="3"/>0.001 result.py:1(&lt;module&gt;)</text:p>
      <text:p text:style-name="P1"><text:s text:c="8"/>1 <text:s text:c="3"/>0.000 <text:s text:c="3"/>0.000 <text:s text:c="3"/>0.001 <text:s text:c="3"/>0.001 linalg.py:10(&lt;module&gt;)</text:p>
      <text:p text:style-name="P1">3153/3105 <text:s text:c="3"/>0.000 <text:s text:c="3"/>0.000 <text:s text:c="3"/>0.001 <text:s text:c="3"/>0.000 {len}</text:p>
      <text:p text:style-name="P1"><text:s text:c="8"/>1 <text:s text:c="3"/>0.000 <text:s text:c="3"/>0.000 <text:s text:c="3"/>0.001 <text:s text:c="3"/>0.001 collections.py:11(&lt;module&gt;)</text:p>
      <text:p text:style-name="P1"><text:s text:c="3"/>135/61 <text:s text:c="3"/>0.000 <text:s text:c="3"/>0.000 <text:s text:c="3"/>0.001 <text:s text:c="3"/>0.000 sre_parse.py:151(getwidth)</text:p>
      <text:p text:style-name="P1"><text:s text:c="8"/>1 <text:s text:c="3"/>0.000 <text:s text:c="3"/>0.000 <text:s text:c="3"/>0.004 <text:s text:c="3"/>0.004 random.py:40(&lt;module&gt;)</text:p>
      <text:p text:style-name="P1"><text:s text:c="8"/>1 <text:s text:c="3"/>0.000 <text:s text:c="3"/>0.000 <text:s text:c="3"/>0.005 <text:s text:c="3"/>0.005 tempfile.py:18(&lt;module&gt;)</text:p>
      <text:p text:style-name="P1"><text:s text:c="6"/>361 <text:s text:c="3"/>0.000 <text:s text:c="3"/>0.000 <text:s text:c="3"/>0.001 <text:s text:c="3"/>0.000 sre_parse.py:141(__getitem__)</text:p>
      <text:p text:style-name="P1"><text:s text:c="8"/>1 <text:s text:c="3"/>0.000 <text:s text:c="3"/>0.000 <text:s text:c="3"/>0.001 <text:s text:c="3"/>0.001 io.py:34(&lt;module&gt;)</text:p>
      <text:p text:style-name="P1"><text:s text:c="7"/>16 <text:s text:c="3"/>0.000 <text:s text:c="3"/>0.000 <text:s text:c="3"/>0.001 <text:s text:c="3"/>0.000 abc.py:86(__new__)</text:p>
      <text:p text:style-name="P1"><text:s text:c="7"/>22 <text:s text:c="3"/>0.000 <text:s text:c="3"/>0.000 <text:s text:c="3"/>0.000 <text:s text:c="3"/>0.000 {built-in method __new__ of type object at 0x8f9780}</text:p>
      <text:p text:style-name="P1"><text:s text:c="8"/>1 <text:s text:c="3"/>0.000 <text:s text:c="3"/>0.000 <text:s text:c="3"/>0.001 <text:s text:c="3"/>0.001 getlimits.py:3(&lt;module&gt;)</text:p>
      <text:p text:style-name="P1"><text:s text:c="7"/>53 <text:s text:c="3"/>0.000 <text:s text:c="3"/>0.000 <text:s text:c="3"/>0.001 <text:s text:c="3"/>0.000 core.py:885(__init__)</text:p>
      <text:p text:style-name="P1"><text:s text:c="4"/>32/19 <text:s text:c="3"/>0.000 <text:s text:c="3"/>0.000 <text:s text:c="3"/>0.001 <text:s text:c="3"/>0.000 abc.py:148(__subclasscheck__)</text:p>
      <text:p text:style-name="P1"><text:s text:c="8"/>1 <text:s text:c="3"/>0.000 <text:s text:c="3"/>0.000 <text:s text:c="3"/>0.014 <text:s text:c="3"/>0.014 __init__.py:7(&lt;module&gt;)</text:p>
      <text:p text:style-name="P1"><text:s text:c="8"/>1 <text:s text:c="3"/>0.000 <text:s text:c="3"/>0.000 <text:s text:c="3"/>0.000 <text:s text:c="3"/>0.000 arrayprint.py:5(&lt;module&gt;)</text:p>
      <text:p text:style-name="P1"><text:s text:c="8"/>1 <text:s text:c="3"/>0.000 <text:s text:c="3"/>0.000 <text:s text:c="3"/>0.000 <text:s text:c="3"/>0.000 heapq.py:31(&lt;module&gt;)</text:p>
      <text:p text:style-name="P1"><text:s text:c="8"/>1 <text:s text:c="3"/>0.000 <text:s text:c="3"/>0.000 <text:s text:c="3"/>0.000 <text:s text:c="3"/>0.000 ast.py:27(&lt;module&gt;)</text:p>
      <text:p text:style-name="P1"><text:s text:c="7"/>28 <text:s text:c="3"/>0.000 <text:s text:c="3"/>0.000 <text:s text:c="3"/>0.001 <text:s text:c="3"/>0.000 sre_compile.py:256(_optimize_charset)</text:p>
      <text:p text:style-name="P1"><text:s text:c="8"/>2 <text:s text:c="3"/>0.000 <text:s text:c="3"/>0.000 <text:s text:c="3"/>0.000 <text:s text:c="3"/>0.000 function_base.py:1(&lt;module&gt;)</text:p>
      <text:p text:style-name="P1"><text:s text:c="8"/>1 <text:s text:c="3"/>0.000 <text:s text:c="3"/>0.000 <text:s text:c="3"/>0.001 <text:s text:c="3"/>0.001 threading.py:1(&lt;module&gt;)</text:p>
      <text:p text:style-name="P1"><text:s text:c="8"/>1 <text:s text:c="3"/>0.000 <text:s text:c="3"/>0.000 <text:s text:c="3"/>0.000 <text:s text:c="3"/>0.000 fftpack.py:32(&lt;module&gt;)</text:p>
      <text:p text:style-name="P1"><text:s text:c="8"/>1 <text:s text:c="3"/>0.000 <text:s text:c="3"/>0.000 <text:s text:c="3"/>0.000 <text:s text:c="3"/>0.000 __init__.py:10(&lt;module&gt;)</text:p>
      <text:p text:style-name="P1"><text:s text:c="7"/>25 <text:s text:c="3"/>0.000 <text:s text:c="3"/>0.000 <text:s text:c="3"/>0.009 <text:s text:c="3"/>0.000 re.py:230(_compile)</text:p>
      <text:p text:style-name="P1"><text:s text:c="8"/>4 <text:s text:c="3"/>0.000 <text:s text:c="3"/>0.000 <text:s text:c="3"/>0.000 <text:s text:c="3"/>0.000 numeric.py:2882(extend_all)</text:p>
      <text:p text:style-name="P1"><text:s text:c="7"/>38 <text:s text:c="3"/>0.000 <text:s text:c="3"/>0.000 <text:s text:c="3"/>0.001 <text:s text:c="3"/>0.000 _inspect.py:142(formatargspec)</text:p>
      <text:p text:style-name="P1"><text:s text:c="8"/>1 <text:s text:c="3"/>0.000 <text:s text:c="3"/>0.000 <text:s text:c="3"/>0.001 <text:s text:c="3"/>0.001 defmatrix.py:1(&lt;module&gt;)</text:p>
      <text:p text:style-name="P1"><text:s text:c="8"/>1 <text:s text:c="3"/>0.000 <text:s text:c="3"/>0.000 <text:s text:c="3"/>0.000 <text:s text:c="3"/>0.000 extras.py:10(&lt;module&gt;)</text:p>
      <text:p text:style-name="P1"><text:s text:c="8"/>1 <text:s text:c="3"/>0.000 <text:s text:c="3"/>0.000 <text:s text:c="3"/>0.055 <text:s text:c="3"/>0.055 add_newdocs.py:10(&lt;module&gt;)</text:p>
      <text:p text:style-name="P1"><text:s text:c="8"/>1 <text:s text:c="3"/>0.000 <text:s text:c="3"/>0.000 <text:s text:c="3"/>0.000 <text:s text:c="3"/>0.000 runner.py:1(&lt;module&gt;)</text:p>
      <text:p text:style-name="P1"><text:s text:c="8"/>1 <text:s text:c="3"/>0.000 <text:s text:c="3"/>0.000 <text:s text:c="3"/>0.000 <text:s text:c="3"/>0.000 __init__.py:262(_reset_cache)</text:p>
      <text:p text:style-name="P1"><text:s text:c="8"/>6 <text:s text:c="3"/>0.000 <text:s text:c="3"/>0.000 <text:s text:c="3"/>0.001 <text:s text:c="3"/>0.000 getlimits.py:65(__init__)</text:p>
      <text:p text:style-name="P1"><text:s text:c="6"/>185 <text:s text:c="3"/>0.000 <text:s text:c="3"/>0.000 <text:s text:c="3"/>0.000 <text:s text:c="3"/>0.000 {method 'format' of 'str' objects}</text:p>
      <text:p text:style-name="P1"><text:s text:c="8"/>1 <text:s text:c="3"/>0.000 <text:s text:c="3"/>0.000 <text:s text:c="3"/>0.000 <text:s text:c="3"/>0.000 py3k.py:4(&lt;module&gt;)</text:p>
      <text:p text:style-name="P1"><text:s text:c="6"/>278 <text:s text:c="3"/>0.000 <text:s text:c="3"/>0.000 <text:s text:c="3"/>0.000 <text:s text:c="3"/>0.000 {method 'strip' of 'str' objects}</text:p>
      <text:p text:style-name="P1"><text:s text:c="4"/>47/18 <text:s text:c="3"/>0.000 <text:s text:c="3"/>0.000 <text:s text:c="3"/>0.006 <text:s text:c="3"/>0.000 sre_parse.py:317(_parse_sub)</text:p>
      <text:p text:style-name="P1"><text:soft-page-break/><text:s text:c="8"/>1 <text:s text:c="3"/>0.000 <text:s text:c="3"/>0.000 <text:s text:c="3"/>0.001 <text:s text:c="3"/>0.001 __init__.py:3(&lt;module&gt;)</text:p>
      <text:p text:style-name="P1"><text:s text:c="8"/>1 <text:s text:c="3"/>0.000 <text:s text:c="3"/>0.000 <text:s text:c="3"/>0.001 <text:s text:c="3"/>0.001 numerictypes.py:302(_add_aliases)</text:p>
      <text:p text:style-name="P1"><text:s text:c="7"/>51 <text:s text:c="3"/>0.000 <text:s text:c="3"/>0.000 <text:s text:c="3"/>0.000 <text:s text:c="3"/>0.000 _internal.py:711(_ufunc_doc_signature_formatter)</text:p>
      <text:p text:style-name="P1"><text:s text:c="8"/>1 <text:s text:c="3"/>0.000 <text:s text:c="3"/>0.000 <text:s text:c="3"/>0.000 <text:s text:c="3"/>0.000 ctypeslib.py:51(&lt;module&gt;)</text:p>
      <text:p text:style-name="P1"><text:s text:c="7"/>87 <text:s text:c="3"/>0.000 <text:s text:c="3"/>0.000 <text:s text:c="3"/>0.000 <text:s text:c="3"/>0.000 {method 'join' of 'str' objects}</text:p>
      <text:p text:style-name="P1"><text:s text:c="6"/>308 <text:s text:c="3"/>0.000 <text:s text:c="3"/>0.000 <text:s text:c="3"/>0.000 <text:s text:c="3"/>0.000 sre_parse.py:206(match)</text:p>
      <text:p text:style-name="P1"><text:s text:c="8"/>1 <text:s text:c="3"/>0.000 <text:s text:c="3"/>0.000 <text:s text:c="3"/>0.007 <text:s text:c="3"/>0.007 decorators.py:5(&lt;module&gt;)</text:p>
      <text:p text:style-name="P1"><text:s text:c="7"/>26 <text:s text:c="3"/>0.000 <text:s text:c="3"/>0.000 <text:s text:c="3"/>0.000 <text:s text:c="3"/>0.000 numerictypes.py:230(bitname)</text:p>
      <text:p text:style-name="P1"><text:s text:c="7"/>38 <text:s text:c="3"/>0.000 <text:s text:c="3"/>0.000 <text:s text:c="3"/>0.000 <text:s text:c="3"/>0.000 _inspect.py:67(getargs)</text:p>
      <text:p text:style-name="P1"><text:s text:c="8"/>1 <text:s text:c="3"/>0.000 <text:s text:c="3"/>0.000 <text:s text:c="3"/>0.000 <text:s text:c="3"/>0.000 shutil.py:5(&lt;module&gt;)</text:p>
      <text:p text:style-name="P1"><text:s text:c="8"/>1 <text:s text:c="3"/>0.000 <text:s text:c="3"/>0.000 <text:s text:c="3"/>0.000 <text:s text:c="3"/>0.000 _iotools.py:3(&lt;module&gt;)</text:p>
      <text:p text:style-name="P1"><text:s text:c="8"/>1 <text:s text:c="3"/>0.000 <text:s text:c="3"/>0.000 <text:s text:c="3"/>0.036 <text:s text:c="3"/>0.036 type_check.py:3(&lt;module&gt;)</text:p>
      <text:p text:style-name="P1"><text:s text:c="7"/>75 <text:s text:c="3"/>0.000 <text:s text:c="3"/>0.000 <text:s text:c="3"/>0.000 <text:s text:c="3"/>0.000 _weakrefset.py:36(__init__)</text:p>
      <text:p text:style-name="P1"><text:s text:c="8"/>1 <text:s text:c="3"/>0.000 <text:s text:c="3"/>0.000 <text:s text:c="3"/>0.001 <text:s text:c="3"/>0.001 polynomial.py:4(&lt;module&gt;)</text:p>
      <text:p text:style-name="P1"><text:s text:c="8"/>1 <text:s text:c="3"/>0.000 <text:s text:c="3"/>0.000 <text:s text:c="3"/>0.000 <text:s text:c="3"/>0.000 loader.py:1(&lt;module&gt;)</text:p>
      <text:p text:style-name="P1"><text:s text:c="8"/>1 <text:s text:c="3"/>0.000 <text:s text:c="3"/>0.000 <text:s text:c="3"/>0.000 <text:s text:c="3"/>0.000 main.py:1(&lt;module&gt;)</text:p>
      <text:p text:style-name="P1"><text:s text:c="7"/>18 <text:s text:c="3"/>0.000 <text:s text:c="3"/>0.000 <text:s text:c="3"/>0.000 <text:s text:c="3"/>0.000 core.py:988(__init__)</text:p>
      <text:p text:style-name="P1"><text:s text:c="8"/>1 <text:s text:c="3"/>0.000 <text:s text:c="3"/>0.000 <text:s text:c="3"/>0.000 <text:s text:c="3"/>0.000 nosetester.py:5(&lt;module&gt;)</text:p>
      <text:p text:style-name="P1"><text:s text:c="7"/>18 <text:s text:c="3"/>0.000 <text:s text:c="3"/>0.000 <text:s text:c="3"/>0.009 <text:s text:c="3"/>0.000 sre_compile.py:567(compile)</text:p>
      <text:p text:style-name="P1"><text:s text:c="8"/>1 <text:s text:c="3"/>0.000 <text:s text:c="3"/>0.000 <text:s text:c="3"/>0.000 <text:s text:c="3"/>0.000 fromnumeric.py:3(&lt;module&gt;)</text:p>
      <text:p text:style-name="P1"><text:s text:c="8"/>1 <text:s text:c="3"/>0.000 <text:s text:c="3"/>0.000 <text:s text:c="3"/>0.000 <text:s text:c="3"/>0.000 records.py:36(&lt;module&gt;)</text:p>
      <text:p text:style-name="P1"><text:s text:c="7"/>70 <text:s text:c="3"/>0.000 <text:s text:c="3"/>0.000 <text:s text:c="3"/>0.000 <text:s text:c="3"/>0.000 _weakrefset.py:58(__iter__)</text:p>
      <text:p text:style-name="P1"><text:s text:c="6"/>215 <text:s text:c="3"/>0.000 <text:s text:c="3"/>0.000 <text:s text:c="3"/>0.000 <text:s text:c="3"/>0.000 sre_parse.py:149(append)</text:p>
      <text:p text:style-name="P1"><text:s text:c="7"/>18 <text:s text:c="3"/>0.000 <text:s text:c="3"/>0.000 <text:s text:c="3"/>0.001 <text:s text:c="3"/>0.000 sre_compile.py:433(_compile_info)</text:p>
      <text:p text:style-name="P1"><text:s text:c="7"/>72 <text:s text:c="3"/>0.000 <text:s text:c="3"/>0.000 <text:s text:c="3"/>0.000 <text:s text:c="3"/>0.000 abc.py:89(&lt;genexpr&gt;)</text:p>
      <text:p text:style-name="P1"><text:s text:c="7"/>18 <text:s text:c="3"/>0.000 <text:s text:c="3"/>0.000 <text:s text:c="3"/>0.006 <text:s text:c="3"/>0.000 sre_parse.py:706(parse)</text:p>
      <text:p text:style-name="P1"><text:s text:c="7"/>28 <text:s text:c="3"/>0.000 <text:s text:c="3"/>0.000 <text:s text:c="3"/>0.001 <text:s text:c="3"/>0.000 sre_compile.py:228(_compile_charset)</text:p>
      <text:p text:style-name="P1"><text:s text:c="8"/>1 <text:s text:c="3"/>0.000 <text:s text:c="3"/>0.000 <text:s text:c="3"/>0.000 <text:s text:c="3"/>0.000 polyutils.py:45(&lt;module&gt;)</text:p>
      <text:p text:style-name="P1"><text:s text:c="7"/>98 <text:s text:c="3"/>0.000 <text:s text:c="3"/>0.000 <text:s text:c="3"/>0.000 <text:s text:c="3"/>0.000 _inspect.py:133(strseq)</text:p>
      <text:p text:style-name="P1"><text:s text:c="7"/>14 <text:s text:c="3"/>0.000 <text:s text:c="3"/>0.000 <text:s text:c="3"/>0.000 <text:s text:c="3"/>0.000 __init__.py:144(_check_size)</text:p>
      <text:p text:style-name="P1"><text:s text:c="7"/>26 <text:s text:c="3"/>0.000 <text:s text:c="3"/>0.000 <text:s text:c="3"/>0.001 <text:s text:c="3"/>0.000 core.py:6547(getdoc)</text:p>
      <text:p text:style-name="P1"><text:s text:c="8"/>1 <text:s text:c="3"/>0.000 <text:s text:c="3"/>0.000 <text:s text:c="3"/>0.000 <text:s text:c="3"/>0.000 getlimits.py:455(iinfo)</text:p>
      <text:p text:style-name="P1"><text:s text:c="6"/>121 <text:s text:c="3"/>0.000 <text:s text:c="3"/>0.000 <text:s text:c="3"/>0.000 <text:s text:c="3"/>0.000 {range}</text:p>
      <text:p text:style-name="P1"><text:s text:c="8"/>3 <text:s text:c="3"/>0.000 <text:s text:c="3"/>0.000 <text:s text:c="3"/>0.000 <text:s text:c="3"/>0.000 __init__.py:75(CFUNCTYPE)</text:p>
      <text:p text:style-name="P1"><text:s text:c="6"/>275 <text:s text:c="3"/>0.000 <text:s text:c="3"/>0.000 <text:s text:c="3"/>0.000 <text:s text:c="3"/>0.000 {numpy.core.multiarray.add_docstring}</text:p>
      <text:p text:style-name="P1"><text:s text:c="8"/>1 <text:s text:c="3"/>0.000 <text:s text:c="3"/>0.000 <text:s text:c="3"/>0.000 <text:s text:c="3"/>0.000 suite.py:1(&lt;module&gt;)</text:p>
      <text:p text:style-name="P1"><text:s text:c="7"/>19 <text:s text:c="3"/>0.000 <text:s text:c="3"/>0.000 <text:s text:c="3"/>0.000 <text:s text:c="3"/>0.000 nosetester.py:157(__init__)</text:p>
      <text:p text:style-name="P1"><text:s text:c="7"/>30 <text:s text:c="3"/>0.000 <text:s text:c="3"/>0.000 <text:s text:c="3"/>0.000 <text:s text:c="3"/>0.000 numerictypes.py:444(_add_array_type)</text:p>
      <text:p text:style-name="P1"><text:s text:c="7"/>43 <text:s text:c="3"/>0.000 <text:s text:c="3"/>0.000 <text:s text:c="3"/>0.000 <text:s text:c="3"/>0.000 sre_compile.py:428(_simple)</text:p>
      <text:p text:style-name="P1"><text:s text:c="8"/>1 <text:s text:c="3"/>0.000 <text:s text:c="3"/>0.000 <text:s text:c="3"/>0.000 <text:s text:c="3"/>0.000 threading.py:561(__init__)</text:p>
      <text:p text:style-name="P1"><text:s text:c="7"/>43 <text:s text:c="3"/>0.000 <text:s text:c="3"/>0.000 <text:s text:c="3"/>0.000 <text:s text:c="3"/>0.000 _inspect.py:98(getargspec)</text:p>
      <text:p text:style-name="P1"><text:s text:c="8"/>1 <text:s text:c="3"/>0.000 <text:s text:c="3"/>0.000 <text:s text:c="3"/>0.001 <text:s text:c="3"/>0.001 utils.py:1(&lt;module&gt;)</text:p>
      <text:p text:style-name="P1"><text:s text:c="7"/>43 <text:s text:c="3"/>0.000 <text:s text:c="3"/>0.000 <text:s text:c="3"/>0.001 <text:s text:c="3"/>0.000 core.py:144(get_object_signature)</text:p>
      <text:p text:style-name="P1"><text:s text:c="3"/>118/67 <text:s text:c="3"/>0.000 <text:s text:c="3"/>0.000 <text:s text:c="3"/>0.001 <text:s text:c="3"/>0.000 {issubclass}</text:p>
      <text:p text:style-name="P1"><text:s text:c="8"/>1 <text:s text:c="3"/>0.000 <text:s text:c="3"/>0.000 <text:s text:c="3"/>0.000 <text:s text:c="3"/>0.000 defchararray.py:17(&lt;module&gt;)</text:p>
      <text:p text:style-name="P1"><text:s text:c="8"/>1 <text:s text:c="3"/>0.000 <text:s text:c="3"/>0.000 <text:s text:c="3"/>0.000 <text:s text:c="3"/>0.000 _datasource.py:35(&lt;module&gt;)</text:p>
      <text:p text:style-name="P1"><text:s text:c="6"/>183 <text:s text:c="3"/>0.000 <text:s text:c="3"/>0.000 <text:s text:c="3"/>0.000 <text:s text:c="3"/>0.000 sre_parse.py:137(__len__)</text:p>
      <text:p text:style-name="P1"><text:s text:c="8"/>3 <text:s text:c="3"/>0.000 <text:s text:c="3"/>0.000 <text:s text:c="3"/>0.000 <text:s text:c="3"/>0.000 __init__.py:490(PYFUNCTYPE)</text:p>
      <text:p text:style-name="P1"><text:s text:c="8"/>1 <text:s text:c="3"/>0.000 <text:s text:c="3"/>0.000 <text:s text:c="3"/>0.000 <text:s text:c="3"/>0.000 _globals.py:17(&lt;module&gt;)</text:p>
      <text:p text:style-name="P1"><text:s text:c="8"/>1 <text:s text:c="3"/>0.000 <text:s text:c="3"/>0.000 <text:s text:c="3"/>0.000 <text:s text:c="3"/>0.000 _endian.py:1(&lt;module&gt;)</text:p>
      <text:p text:style-name="P1"><text:s text:c="6"/>189 <text:s text:c="3"/>0.000 <text:s text:c="3"/>0.000 <text:s text:c="3"/>0.000 <text:s text:c="3"/>0.000 {min}</text:p>
      <text:p text:style-name="P1"><text:s text:c="7"/>30 <text:s text:c="3"/>0.000 <text:s text:c="3"/>0.000 <text:s text:c="3"/>0.000 <text:s text:c="3"/>0.000 getlimits.py:26(_fr1)</text:p>
      <text:p text:style-name="P1"><text:s text:c="8"/>1 <text:s text:c="3"/>0.000 <text:s text:c="3"/>0.000 <text:s text:c="3"/>0.000 <text:s text:c="3"/>0.000 core.py:2700(MaskedArray)</text:p>
      <text:p text:style-name="P1"><text:s text:c="8"/>1 <text:s text:c="3"/>0.000 <text:s text:c="3"/>0.000 <text:s text:c="3"/>0.000 <text:s text:c="3"/>0.000 signals.py:1(&lt;module&gt;)</text:p>
      <text:p text:style-name="P1"><text:s text:c="7"/>12 <text:s text:c="3"/>0.000 <text:s text:c="3"/>0.000 <text:s text:c="3"/>0.000 <text:s text:c="3"/>0.000 ctypeslib.py:331(prep_simple)</text:p>
      <text:p text:style-name="P1"><text:s text:c="7"/>20 <text:s text:c="3"/>0.000 <text:s text:c="3"/>0.000 <text:s text:c="3"/>0.000 <text:s text:c="3"/>0.000 posixpath.py:120(dirname)</text:p>
      <text:p text:style-name="P1"><text:s text:c="7"/>18 <text:s text:c="3"/>0.000 <text:s text:c="3"/>0.000 <text:s text:c="3"/>0.000 <text:s text:c="3"/>0.000 sre_parse.py:227(isname)</text:p>
      <text:p text:style-name="P1"><text:s text:c="7"/>21 <text:s text:c="3"/>0.000 <text:s text:c="3"/>0.000 <text:s text:c="3"/>0.000 <text:s text:c="3"/>0.000 numerictypes.py:217(_evalname)</text:p>
      <text:p text:style-name="P1"><text:s text:c="7"/>97 <text:s text:c="3"/>0.000 <text:s text:c="3"/>0.000 <text:s text:c="3"/>0.000 <text:s text:c="3"/>0.000 sre_parse.py:92(__init__)</text:p>
      <text:p text:style-name="P1"><text:s text:c="8"/>1 <text:s text:c="3"/>0.000 <text:s text:c="3"/>0.000 <text:s text:c="3"/>0.000 <text:s text:c="3"/>0.000 numerictypes.py:286(_add_types)</text:p>
      <text:p text:style-name="P1"><text:soft-page-break/><text:s text:c="8"/>1 <text:s text:c="3"/>0.000 <text:s text:c="3"/>0.000 <text:s text:c="3"/>0.000 <text:s text:c="3"/>0.000 numerictypes.py:339(_add_integer_aliases)</text:p>
      <text:p text:style-name="P1"><text:s text:c="7"/>19 <text:s text:c="3"/>0.000 <text:s text:c="3"/>0.000 <text:s text:c="3"/>0.000 <text:s text:c="3"/>0.000 nosetester.py:554(_numpy_tester)</text:p>
      <text:p text:style-name="P1"><text:s text:c="8"/>6 <text:s text:c="3"/>0.000 <text:s text:c="3"/>0.000 <text:s text:c="3"/>0.000 <text:s text:c="3"/>0.000 sre_compile.py:411(_mk_bitmap)</text:p>
      <text:p text:style-name="P1"><text:s text:c="7"/>27 <text:s text:c="3"/>0.000 <text:s text:c="3"/>0.000 <text:s text:c="3"/>0.000 <text:s text:c="3"/>0.000 core.py:912(__init__)</text:p>
      <text:p text:style-name="P1"><text:s text:c="7"/>12 <text:s text:c="3"/>0.000 <text:s text:c="3"/>0.000 <text:s text:c="3"/>0.000 <text:s text:c="3"/>0.000 functools.py:17(update_wrapper)</text:p>
      <text:p text:style-name="P1"><text:s text:c="8"/>8 <text:s text:c="3"/>0.000 <text:s text:c="3"/>0.000 <text:s text:c="3"/>0.000 <text:s text:c="3"/>0.000 {method 'sub' of '_sre.SRE_Pattern' objects}</text:p>
      <text:p text:style-name="P1"><text:s text:c="7"/>31 <text:s text:c="3"/>0.000 <text:s text:c="3"/>0.000 <text:s text:c="3"/>0.000 <text:s text:c="3"/>0.000 _weakrefset.py:26(__exit__)</text:p>
      <text:p text:style-name="P1"><text:s text:c="6"/>173 <text:s text:c="3"/>0.000 <text:s text:c="3"/>0.000 <text:s text:c="3"/>0.000 <text:s text:c="3"/>0.000 {_sre.getlower}</text:p>
      <text:p text:style-name="P1"><text:s text:c="7"/>30 <text:s text:c="3"/>0.000 <text:s text:c="3"/>0.000 <text:s text:c="3"/>0.000 <text:s text:c="3"/>0.000 {method 'copy' of 'numpy.ndarray' objects}</text:p>
      <text:p text:style-name="P1"><text:s text:c="7"/>48 <text:s text:c="3"/>0.000 <text:s text:c="3"/>0.000 <text:s text:c="3"/>0.000 <text:s text:c="3"/>0.000 _weakrefset.py:83(add)</text:p>
      <text:p text:style-name="P1"><text:s text:c="7"/>17 <text:s text:c="3"/>0.000 <text:s text:c="3"/>0.000 <text:s text:c="3"/>0.001 <text:s text:c="3"/>0.000 abc.py:105(register)</text:p>
      <text:p text:style-name="P1"><text:s text:c="8"/>1 <text:s text:c="3"/>0.000 <text:s text:c="3"/>0.000 <text:s text:c="3"/>0.000 <text:s text:c="3"/>0.000 numerictypes.py:778(_construct_lookups)</text:p>
      <text:p text:style-name="P1"><text:s text:c="8"/>5 <text:s text:c="3"/>0.000 <text:s text:c="3"/>0.000 <text:s text:c="3"/>0.001 <text:s text:c="3"/>0.000 warnings.py:67(filterwarnings)</text:p>
      <text:p text:style-name="P1"><text:s text:c="8"/>1 <text:s text:c="3"/>0.000 <text:s text:c="3"/>0.000 <text:s text:c="3"/>0.001 <text:s text:c="3"/>0.001 difflib.py:27(&lt;module&gt;)</text:p>
      <text:p text:style-name="P1"><text:s text:c="8"/>2 <text:s text:c="3"/>0.000 <text:s text:c="3"/>0.000 <text:s text:c="3"/>0.000 <text:s text:c="3"/>0.000 {_ctypes.POINTER}</text:p>
      <text:p text:style-name="P1"><text:s text:c="7"/>21 <text:s text:c="3"/>0.000 <text:s text:c="3"/>0.000 <text:s text:c="3"/>0.009 <text:s text:c="3"/>0.000 re.py:192(compile)</text:p>
      <text:p text:style-name="P1"><text:s text:c="7"/>26 <text:s text:c="3"/>0.000 <text:s text:c="3"/>0.000 <text:s text:c="3"/>0.001 <text:s text:c="3"/>0.000 core.py:6542(__init__)</text:p>
      <text:p text:style-name="P1"><text:s text:c="8"/>3 <text:s text:c="3"/>0.000 <text:s text:c="3"/>0.000 <text:s text:c="3"/>0.000 <text:s text:c="3"/>0.000 decimal.py:3783(__init__)</text:p>
      <text:p text:style-name="P1"><text:s text:c="8"/>1 <text:s text:c="3"/>0.000 <text:s text:c="3"/>0.000 <text:s text:c="3"/>0.000 <text:s text:c="3"/>0.000 __init__.py:346(__init__)</text:p>
      <text:p text:style-name="P1"><text:s text:c="8"/>1 <text:s text:c="3"/>0.000 <text:s text:c="3"/>0.000 <text:s text:c="3"/>0.000 <text:s text:c="3"/>0.000 contextlib.py:1(&lt;module&gt;)</text:p>
      <text:p text:style-name="P1"><text:s text:c="7"/>49 <text:s text:c="3"/>0.000 <text:s text:c="3"/>0.000 <text:s text:c="3"/>0.000 <text:s text:c="3"/>0.000 abc.py:15(abstractmethod)</text:p>
      <text:p text:style-name="P1"><text:s text:c="8"/>1 <text:s text:c="3"/>0.000 <text:s text:c="3"/>0.000 <text:s text:c="3"/>0.000 <text:s text:c="3"/>0.000 _import_tools.py:1(&lt;module&gt;)</text:p>
      <text:p text:style-name="P1"><text:s text:c="7"/>18 <text:s text:c="3"/>0.000 <text:s text:c="3"/>0.000 <text:s text:c="3"/>0.003 <text:s text:c="3"/>0.000 sre_compile.py:552(_code)</text:p>
      <text:p text:style-name="P1"><text:s text:c="6"/>352 <text:s text:c="3"/>0.000 <text:s text:c="3"/>0.000 <text:s text:c="3"/>0.000 <text:s text:c="3"/>0.000 {globals}</text:p>
      <text:p text:style-name="P1"><text:s text:c="8"/>1 <text:s text:c="3"/>0.000 <text:s text:c="3"/>0.000 <text:s text:c="3"/>0.001 <text:s text:c="3"/>0.001 numbers.py:6(&lt;module&gt;)</text:p>
      <text:p text:style-name="P1"><text:s text:c="8"/>1 <text:s text:c="3"/>0.000 <text:s text:c="3"/>0.000 <text:s text:c="3"/>0.000 <text:s text:c="3"/>0.000 memmap.py:1(&lt;module&gt;)</text:p>
      <text:p text:style-name="P1"><text:s text:c="7"/>23 <text:s text:c="3"/>0.000 <text:s text:c="3"/>0.000 <text:s text:c="3"/>0.000 <text:s text:c="3"/>0.000 sre_parse.py:74(opengroup)</text:p>
      <text:p text:style-name="P1"><text:s text:c="7"/>60 <text:s text:c="3"/>0.000 <text:s text:c="3"/>0.000 <text:s text:c="3"/>0.000 <text:s text:c="3"/>0.000 _inspect.py:146(&lt;lambda&gt;)</text:p>
      <text:p text:style-name="P1"><text:s text:c="7"/>18 <text:s text:c="3"/>0.000 <text:s text:c="3"/>0.000 <text:s text:c="3"/>0.000 <text:s text:c="3"/>0.000 {_sre.compile}</text:p>
      <text:p text:style-name="P1"><text:s text:c="6"/>256 <text:s text:c="3"/>0.000 <text:s text:c="3"/>0.000 <text:s text:c="3"/>0.000 <text:s text:c="3"/>0.000 {chr}</text:p>
      <text:p text:style-name="P1"><text:s text:c="8"/>6 <text:s text:c="3"/>0.000 <text:s text:c="3"/>0.000 <text:s text:c="3"/>0.000 <text:s text:c="3"/>0.000 decimal.py:514(__new__)</text:p>
      <text:p text:style-name="P1"><text:s text:c="8"/>1 <text:s text:c="3"/>0.000 <text:s text:c="3"/>0.000 <text:s text:c="3"/>0.000 <text:s text:c="3"/>0.000 helper.py:4(&lt;module&gt;)</text:p>
      <text:p text:style-name="P1"><text:s text:c="8"/>6 <text:s text:c="3"/>0.000 <text:s text:c="3"/>0.000 <text:s text:c="3"/>0.000 <text:s text:c="3"/>0.000 {map}</text:p>
      <text:p text:style-name="P1"><text:s text:c="8"/>2 <text:s text:c="3"/>0.000 <text:s text:c="3"/>0.000 <text:s text:c="3"/>0.000 <text:s text:c="3"/>0.000 shape_base.py:1(&lt;module&gt;)</text:p>
      <text:p text:style-name="P1"><text:s text:c="7"/>63 <text:s text:c="3"/>0.000 <text:s text:c="3"/>0.000 <text:s text:c="3"/>0.000 <text:s text:c="3"/>0.000 {repr}</text:p>
      <text:p text:style-name="P1"><text:s text:c="8"/>1 <text:s text:c="3"/>0.000 <text:s text:c="3"/>0.000 <text:s text:c="3"/>0.000 <text:s text:c="3"/>0.000 nosetester.py:6(&lt;module&gt;)</text:p>
      <text:p text:style-name="P1"><text:s text:c="6"/>144 <text:s text:c="3"/>0.000 <text:s text:c="3"/>0.000 <text:s text:c="3"/>0.000 <text:s text:c="3"/>0.000 {method 'add' of 'set' objects}</text:p>
      <text:p text:style-name="P1"><text:s text:c="7"/>31 <text:s text:c="3"/>0.000 <text:s text:c="3"/>0.000 <text:s text:c="3"/>0.000 <text:s text:c="3"/>0.000 _weakrefset.py:20(__enter__)</text:p>
      <text:p text:style-name="P1"><text:s text:c="7"/>78 <text:s text:c="3"/>0.000 <text:s text:c="3"/>0.000 <text:s text:c="3"/>0.000 <text:s text:c="3"/>0.000 _internal.py:722(&lt;genexpr&gt;)</text:p>
      <text:p text:style-name="P1"><text:s text:c="8"/>1 <text:s text:c="3"/>0.000 <text:s text:c="3"/>0.000 <text:s text:c="3"/>0.000 <text:s text:c="3"/>0.000 hermite_e.py:59(&lt;module&gt;)</text:p>
      <text:p text:style-name="P1"><text:s text:c="7"/>80 <text:s text:c="3"/>0.000 <text:s text:c="3"/>0.000 <text:s text:c="3"/>0.000 <text:s text:c="3"/>0.000 collections.py:349(&lt;genexpr&gt;)</text:p>
      <text:p text:style-name="P1"><text:s text:c="7"/>82 <text:s text:c="3"/>0.000 <text:s text:c="3"/>0.000 <text:s text:c="3"/>0.000 <text:s text:c="3"/>0.000 {method 'find' of 'bytearray' objects}</text:p>
      <text:p text:style-name="P1"><text:s text:c="8"/>1 <text:s text:c="3"/>0.000 <text:s text:c="3"/>0.000 <text:s text:c="3"/>0.000 <text:s text:c="3"/>0.000 numerictypes.py:452(_set_array_types)</text:p>
      <text:p text:style-name="P1"><text:s text:c="8"/>5 <text:s text:c="3"/>0.000 <text:s text:c="3"/>0.000 <text:s text:c="3"/>0.000 <text:s text:c="3"/>0.000 getlimits.py:507(__init__)</text:p>
      <text:p text:style-name="P1"><text:s text:c="7"/>25 <text:s text:c="3"/>0.000 <text:s text:c="3"/>0.000 <text:s text:c="3"/>0.000 <text:s text:c="3"/>0.000 sre_parse.py:268(_escape)</text:p>
      <text:p text:style-name="P1"><text:s text:c="8"/>1 <text:s text:c="3"/>0.000 <text:s text:c="3"/>0.000 <text:s text:c="3"/>0.000 <text:s text:c="3"/>0.000 arrayterator.py:9(&lt;module&gt;)</text:p>
      <text:p text:style-name="P1"><text:s text:c="8"/>1 <text:s text:c="3"/>0.000 <text:s text:c="3"/>0.000 <text:s text:c="3"/>0.000 <text:s text:c="3"/>0.000 decimal.py:505(Decimal)</text:p>
      <text:p text:style-name="P1"><text:s text:c="8"/>1 <text:s text:c="3"/>0.000 <text:s text:c="3"/>0.000 <text:s text:c="3"/>0.000 <text:s text:c="3"/>0.000 scimath.py:17(&lt;module&gt;)</text:p>
      <text:p text:style-name="P1"><text:s text:c="8"/>1 <text:s text:c="3"/>0.000 <text:s text:c="3"/>0.000 <text:s text:c="3"/>0.000 <text:s text:c="3"/>0.000 chebyshev.py:88(&lt;module&gt;)</text:p>
      <text:p text:style-name="P1"><text:s text:c="8"/>1 <text:s text:c="3"/>0.000 <text:s text:c="3"/>0.000 <text:s text:c="3"/>0.000 <text:s text:c="3"/>0.000 laguerre.py:59(&lt;module&gt;)</text:p>
      <text:p text:style-name="P1"><text:s text:c="8"/>2 <text:s text:c="3"/>0.000 <text:s text:c="3"/>0.000 <text:s text:c="3"/>0.000 <text:s text:c="3"/>0.000 core.py:2928(__array_finalize__)</text:p>
      <text:p text:style-name="P1"><text:s text:c="7"/>36 <text:s text:c="3"/>0.000 <text:s text:c="3"/>0.000 <text:s text:c="3"/>0.000 <text:s text:c="3"/>0.000 _weakrefset.py:70(__contains__)</text:p>
      <text:p text:style-name="P1"><text:s text:c="6"/>148 <text:s text:c="3"/>0.000 <text:s text:c="3"/>0.000 <text:s text:c="3"/>0.000 <text:s text:c="3"/>0.000 {method 'startswith' of 'str' objects}</text:p>
      <text:p text:style-name="P1"><text:s text:c="7"/>36 <text:s text:c="3"/>0.000 <text:s text:c="3"/>0.000 <text:s text:c="3"/>0.000 <text:s text:c="3"/>0.000 getlimits.py:69(&lt;lambda&gt;)</text:p>
      <text:p text:style-name="P1"><text:s text:c="7"/>72 <text:s text:c="3"/>0.000 <text:s text:c="3"/>0.000 <text:s text:c="3"/>0.000 <text:s text:c="3"/>0.000 numerictypes.py:128(english_lower)</text:p>
      <text:p text:style-name="P1"><text:s text:c="7"/>43 <text:s text:c="3"/>0.000 <text:s text:c="3"/>0.000 <text:s text:c="3"/>0.000 <text:s text:c="3"/>0.000 _inspect.py:15(ismethod)</text:p>
      <text:p text:style-name="P1"><text:s text:c="7"/>21 <text:s text:c="3"/>0.000 <text:s text:c="3"/>0.000 <text:s text:c="3"/>0.000 <text:s text:c="3"/>0.000 {numpy.core.multiarray.empty}</text:p>
      <text:p text:style-name="P1"><text:soft-page-break/><text:s text:c="8"/>1 <text:s text:c="3"/>0.000 <text:s text:c="3"/>0.000 <text:s text:c="3"/>0.000 <text:s text:c="3"/>0.000 hermite.py:59(&lt;module&gt;)</text:p>
      <text:p text:style-name="P1"><text:s text:c="6"/>118 <text:s text:c="3"/>0.000 <text:s text:c="3"/>0.000 <text:s text:c="3"/>0.000 <text:s text:c="3"/>0.000 {method 'translate' of 'str' objects}</text:p>
      <text:p text:style-name="P1"><text:s text:c="8"/>1 <text:s text:c="3"/>0.000 <text:s text:c="3"/>0.000 <text:s text:c="3"/>0.000 <text:s text:c="3"/>0.000 __config__.py:3(&lt;module&gt;)</text:p>
      <text:p text:style-name="P1"><text:s text:c="8"/>1 <text:s text:c="3"/>0.000 <text:s text:c="3"/>0.000 <text:s text:c="3"/>0.000 <text:s text:c="3"/>0.000 mixins.py:1(&lt;module&gt;)</text:p>
      <text:p text:style-name="P1"><text:s text:c="8"/>1 <text:s text:c="3"/>0.000 <text:s text:c="3"/>0.000 <text:s text:c="3"/>0.000 <text:s text:c="3"/>0.000 legendre.py:83(&lt;module&gt;)</text:p>
      <text:p text:style-name="P1"><text:s text:c="8"/>1 <text:s text:c="3"/>0.000 <text:s text:c="3"/>0.000 <text:s text:c="3"/>0.000 <text:s text:c="3"/>0.000 machar.py:7(&lt;module&gt;)</text:p>
      <text:p text:style-name="P1"><text:s text:c="6"/>106 <text:s text:c="3"/>0.000 <text:s text:c="3"/>0.000 <text:s text:c="3"/>0.000 <text:s text:c="3"/>0.000 sre_parse.py:221(isident)</text:p>
      <text:p text:style-name="P1"><text:s text:c="7"/>38 <text:s text:c="3"/>0.000 <text:s text:c="3"/>0.000 <text:s text:c="3"/>0.000 <text:s text:c="3"/>0.000 {method 'items' of 'dict' objects}</text:p>
      <text:p text:style-name="P1"><text:s text:c="8"/>1 <text:s text:c="3"/>0.000 <text:s text:c="3"/>0.000 <text:s text:c="3"/>0.000 <text:s text:c="3"/>0.000 {posix.urandom}</text:p>
      <text:p text:style-name="P1"><text:s text:c="7"/>36 <text:s text:c="3"/>0.000 <text:s text:c="3"/>0.000 <text:s text:c="3"/>0.000 <text:s text:c="3"/>0.000 sre_compile.py:546(isstring)</text:p>
      <text:p text:style-name="P1"><text:s text:c="6"/>199 <text:s text:c="3"/>0.000 <text:s text:c="3"/>0.000 <text:s text:c="3"/>0.000 <text:s text:c="3"/>0.000 {ord}</text:p>
      <text:p text:style-name="P1"><text:s text:c="7"/>43 <text:s text:c="3"/>0.000 <text:s text:c="3"/>0.000 <text:s text:c="3"/>0.000 <text:s text:c="3"/>0.000 _inspect.py:28(isfunction)</text:p>
      <text:p text:style-name="P1"><text:s text:c="7"/>34 <text:s text:c="3"/>0.000 <text:s text:c="3"/>0.000 <text:s text:c="3"/>0.000 <text:s text:c="3"/>0.000 {method 'update' of 'dict' objects}</text:p>
      <text:p text:style-name="P1"><text:s text:c="7"/>30 <text:s text:c="3"/>0.000 <text:s text:c="3"/>0.000 <text:s text:c="3"/>0.000 <text:s text:c="3"/>0.000 getlimits.py:70(&lt;lambda&gt;)</text:p>
      <text:p text:style-name="P1"><text:s text:c="7"/>94 <text:s text:c="3"/>0.000 <text:s text:c="3"/>0.000 <text:s text:c="3"/>0.000 <text:s text:c="3"/>0.000 {method 'get' of 'dict' objects}</text:p>
      <text:p text:style-name="P1"><text:s text:c="8"/>3 <text:s text:c="3"/>0.000 <text:s text:c="3"/>0.000 <text:s text:c="3"/>0.000 <text:s text:c="3"/>0.000 utils.py:74(__call__)</text:p>
      <text:p text:style-name="P1"><text:s text:c="8"/>1 <text:s text:c="3"/>0.000 <text:s text:c="3"/>0.000 <text:s text:c="3"/>0.000 <text:s text:c="3"/>0.000 stride_tricks.py:7(&lt;module&gt;)</text:p>
      <text:p text:style-name="P1"><text:s text:c="8"/>1 <text:s text:c="3"/>0.000 <text:s text:c="3"/>0.000 <text:s text:c="3"/>0.000 <text:s text:c="3"/>0.000 mixins.py:63(NDArrayOperatorsMixin)</text:p>
      <text:p text:style-name="P1"><text:s text:c="8"/>4 <text:s text:c="3"/>0.000 <text:s text:c="3"/>0.000 <text:s text:c="3"/>0.000 <text:s text:c="3"/>0.000 textwrap.py:374(dedent)</text:p>
      <text:p text:style-name="P1"><text:s text:c="8"/>1 <text:s text:c="3"/>0.000 <text:s text:c="3"/>0.000 <text:s text:c="3"/>0.001 <text:s text:c="3"/>0.001 util.py:1(&lt;module&gt;)</text:p>
      <text:p text:style-name="P1"><text:s text:c="8"/>1 <text:s text:c="3"/>0.000 <text:s text:c="3"/>0.000 <text:s text:c="3"/>0.000 <text:s text:c="3"/>0.000 numerictypes.py:429(_construct_char_code_lookup)</text:p>
      <text:p text:style-name="P1"><text:s text:c="8"/>1 <text:s text:c="3"/>0.000 <text:s text:c="3"/>0.000 <text:s text:c="3"/>0.000 <text:s text:c="3"/>0.000 _polybase.py:19(ABCPolyBase)</text:p>
      <text:p text:style-name="P1"><text:s text:c="8"/>9 <text:s text:c="3"/>0.000 <text:s text:c="3"/>0.000 <text:s text:c="3"/>0.000 <text:s text:c="3"/>0.000 extras.py:242(getdoc)</text:p>
      <text:p text:style-name="P1"><text:s text:c="7"/>18 <text:s text:c="3"/>0.000 <text:s text:c="3"/>0.000 <text:s text:c="3"/>0.000 <text:s text:c="3"/>0.000 sre_parse.py:189(__init__)</text:p>
      <text:p text:style-name="P1"><text:s text:c="7"/>70 <text:s text:c="3"/>0.000 <text:s text:c="3"/>0.000 <text:s text:c="3"/>0.000 <text:s text:c="3"/>0.000 sre_compile.py:101(fixup)</text:p>
      <text:p text:style-name="P1"><text:s text:c="7"/>12 <text:s text:c="3"/>0.000 <text:s text:c="3"/>0.000 <text:s text:c="3"/>0.000 <text:s text:c="3"/>0.000 {all}</text:p>
      <text:p text:style-name="P1"><text:s text:c="8"/>2 <text:s text:c="3"/>0.000 <text:s text:c="3"/>0.000 <text:s text:c="3"/>0.000 <text:s text:c="3"/>0.000 collections.py:50(__init__)</text:p>
      <text:p text:style-name="P1"><text:s text:c="8"/>1 <text:s text:c="3"/>0.000 <text:s text:c="3"/>0.000 <text:s text:c="3"/>0.000 <text:s text:c="3"/>0.000 _polybase.py:8(&lt;module&gt;)</text:p>
      <text:p text:style-name="P1"><text:s text:c="8"/>1 <text:s text:c="3"/>0.000 <text:s text:c="3"/>0.000 <text:s text:c="3"/>0.000 <text:s text:c="3"/>0.000 defchararray.py:1669(chararray)</text:p>
      <text:p text:style-name="P1"><text:s text:c="8"/>4 <text:s text:c="3"/>0.000 <text:s text:c="3"/>0.000 <text:s text:c="3"/>0.000 <text:s text:c="3"/>0.000 {method 'findall' of '_sre.SRE_Pattern' objects}</text:p>
      <text:p text:style-name="P1"><text:s text:c="8"/>8 <text:s text:c="3"/>0.000 <text:s text:c="3"/>0.000 <text:s text:c="3"/>0.000 <text:s text:c="3"/>0.000 core.py:8029(getdoc)</text:p>
      <text:p text:style-name="P1"><text:s text:c="8"/>6 <text:s text:c="3"/>0.000 <text:s text:c="3"/>0.000 <text:s text:c="3"/>0.000 <text:s text:c="3"/>0.000 numeric.py:2460(seterr)</text:p>
      <text:p text:style-name="P1"><text:s text:c="8"/>1 <text:s text:c="3"/>0.000 <text:s text:c="3"/>0.000 <text:s text:c="3"/>0.001 <text:s text:c="3"/>0.001 random.py:100(seed)</text:p>
      <text:p text:style-name="P1"><text:s text:c="8"/>1 <text:s text:c="3"/>0.000 <text:s text:c="3"/>0.000 <text:s text:c="3"/>0.000 <text:s text:c="3"/>0.000 twodim_base.py:3(&lt;module&gt;)</text:p>
      <text:p text:style-name="P1"><text:s text:c="7"/>43 <text:s text:c="3"/>0.000 <text:s text:c="3"/>0.000 <text:s text:c="3"/>0.000 <text:s text:c="3"/>0.000 sre_parse.py:145(__setitem__)</text:p>
      <text:p text:style-name="P1"><text:s text:c="7"/>13 <text:s text:c="3"/>0.000 <text:s text:c="3"/>0.000 <text:s text:c="3"/>0.000 <text:s text:c="3"/>0.000 mixins.py:48(_numeric_methods)</text:p>
      <text:p text:style-name="P1"><text:s text:c="8"/>1 <text:s text:c="3"/>0.000 <text:s text:c="3"/>0.000 <text:s text:c="3"/>0.000 <text:s text:c="3"/>0.000 numerictypes.py:380(_set_up_aliases)</text:p>
      <text:p text:style-name="P1"><text:s text:c="8"/>1 <text:s text:c="3"/>0.000 <text:s text:c="3"/>0.000 <text:s text:c="3"/>0.000 <text:s text:c="3"/>0.000 _methods.py:5(&lt;module&gt;)</text:p>
      <text:p text:style-name="P1"><text:s text:c="8"/>1 <text:s text:c="3"/>0.000 <text:s text:c="3"/>0.000 <text:s text:c="3"/>0.000 <text:s text:c="3"/>0.000 format.py:149(&lt;module&gt;)</text:p>
      <text:p text:style-name="P1"><text:s text:c="7"/>31 <text:s text:c="3"/>0.000 <text:s text:c="3"/>0.000 <text:s text:c="3"/>0.000 <text:s text:c="3"/>0.000 _weakrefset.py:16(__init__)</text:p>
      <text:p text:style-name="P1"><text:s text:c="7"/>40 <text:s text:c="3"/>0.000 <text:s text:c="3"/>0.000 <text:s text:c="3"/>0.000 <text:s text:c="3"/>0.000 numerictypes.py:155(english_upper)</text:p>
      <text:p text:style-name="P1"><text:s text:c="7"/>38 <text:s text:c="3"/>0.000 <text:s text:c="3"/>0.000 <text:s text:c="3"/>0.000 <text:s text:c="3"/>0.000 _inspect.py:43(iscode)</text:p>
      <text:p text:style-name="P1"><text:s text:c="8"/>6 <text:s text:c="3"/>0.000 <text:s text:c="3"/>0.000 <text:s text:c="3"/>0.000 <text:s text:c="3"/>0.000 core.py:1137(__init__)</text:p>
      <text:p text:style-name="P1"><text:s text:c="8"/>1 <text:s text:c="3"/>0.000 <text:s text:c="3"/>0.000 <text:s text:c="3"/>0.000 <text:s text:c="3"/>0.000 _iotools.py:489(StringConverter)</text:p>
      <text:p text:style-name="P1"><text:s text:c="8"/>2 <text:s text:c="3"/>0.000 <text:s text:c="3"/>0.000 <text:s text:c="3"/>0.000 <text:s text:c="3"/>0.000 threading.py:260(__init__)</text:p>
      <text:p text:style-name="P1"><text:s text:c="7"/>25 <text:s text:c="3"/>0.000 <text:s text:c="3"/>0.000 <text:s text:c="3"/>0.000 <text:s text:c="3"/>0.000 {method 'extend' of 'list' objects}</text:p>
      <text:p text:style-name="P1"><text:s text:c="7"/>36 <text:s text:c="3"/>0.000 <text:s text:c="3"/>0.000 <text:s text:c="3"/>0.000 <text:s text:c="3"/>0.000 {setattr}</text:p>
      <text:p text:style-name="P1"><text:s text:c="7"/>29 <text:s text:c="3"/>0.000 <text:s text:c="3"/>0.000 <text:s text:c="3"/>0.000 <text:s text:c="3"/>0.000 {hasattr}</text:p>
      <text:p text:style-name="P1"><text:s text:c="8"/>1 <text:s text:c="3"/>0.000 <text:s text:c="3"/>0.000 <text:s text:c="3"/>0.000 <text:s text:c="3"/>0.000 einsumfunc.py:4(&lt;module&gt;)</text:p>
      <text:p text:style-name="P1"><text:s text:c="7"/>27 <text:s text:c="3"/>0.000 <text:s text:c="3"/>0.000 <text:s text:c="3"/>0.000 <text:s text:c="3"/>0.000 decimal.py:3810(&lt;genexpr&gt;)</text:p>
      <text:p text:style-name="P1"><text:s text:c="7"/>12 <text:s text:c="3"/>0.000 <text:s text:c="3"/>0.000 <text:s text:c="3"/>0.000 <text:s text:c="3"/>0.000 functools.py:39(wraps)</text:p>
      <text:p text:style-name="P1"><text:s text:c="8"/>2 <text:s text:c="3"/>0.000 <text:s text:c="3"/>0.000 <text:s text:c="3"/>0.000 <text:s text:c="3"/>0.000 core.py:2902(_update_from)</text:p>
      <text:p text:style-name="P1"><text:s text:c="8"/>1 <text:s text:c="3"/>0.000 <text:s text:c="3"/>0.000 <text:s text:c="3"/>0.000 <text:s text:c="3"/>0.000 core.py:2765(__new__)</text:p>
      <text:p text:style-name="P1"><text:s text:c="8"/>8 <text:s text:c="3"/>0.000 <text:s text:c="3"/>0.000 <text:s text:c="3"/>0.000 <text:s text:c="3"/>0.000 core.py:8024(__init__)</text:p>
      <text:p text:style-name="P1"><text:s text:c="7"/>18 <text:s text:c="3"/>0.000 <text:s text:c="3"/>0.000 <text:s text:c="3"/>0.000 <text:s text:c="3"/>0.000 {_struct.calcsize}</text:p>
      <text:p text:style-name="P1"><text:s text:c="8"/>1 <text:s text:c="3"/>0.000 <text:s text:c="3"/>0.000 <text:s text:c="3"/>0.000 <text:s text:c="3"/>0.000 nanfunctions.py:21(&lt;module&gt;)</text:p>
      <text:p text:style-name="P1"><text:s text:c="8"/>7 <text:s text:c="3"/>0.000 <text:s text:c="3"/>0.000 <text:s text:c="3"/>0.000 <text:s text:c="3"/>0.000 core.py:3364(__setattr__)</text:p>
      <text:p text:style-name="P1"><text:soft-page-break/><text:s text:c="7"/>50 <text:s text:c="3"/>0.000 <text:s text:c="3"/>0.000 <text:s text:c="3"/>0.000 <text:s text:c="3"/>0.000 {_ctypes.sizeof}</text:p>
      <text:p text:style-name="P1"><text:s text:c="8"/>1 <text:s text:c="3"/>0.000 <text:s text:c="3"/>0.000 <text:s text:c="3"/>0.000 <text:s text:c="3"/>0.000 core.py:6256(__new__)</text:p>
      <text:p text:style-name="P1"><text:s text:c="8"/>1 <text:s text:c="3"/>0.000 <text:s text:c="3"/>0.000 <text:s text:c="3"/>0.000 <text:s text:c="3"/>0.000 numbers.py:34(Complex)</text:p>
      <text:p text:style-name="P1"><text:s text:c="8"/>5 <text:s text:c="3"/>0.000 <text:s text:c="3"/>0.000 <text:s text:c="3"/>0.000 <text:s text:c="3"/>0.000 contextlib.py:54(contextmanager)</text:p>
      <text:p text:style-name="P1"><text:s text:c="8"/>6 <text:s text:c="3"/>0.000 <text:s text:c="3"/>0.000 <text:s text:c="3"/>0.000 <text:s text:c="3"/>0.000 numeric.py:2560(geterr)</text:p>
      <text:p text:style-name="P1"><text:s text:c="8"/>1 <text:s text:c="3"/>0.000 <text:s text:c="3"/>0.000 <text:s text:c="3"/>0.000 <text:s text:c="3"/>0.000 polynomial.py:939(poly1d)</text:p>
      <text:p text:style-name="P1"><text:s text:c="8"/>1 <text:s text:c="3"/>0.000 <text:s text:c="3"/>0.000 <text:s text:c="3"/>0.000 <text:s text:c="3"/>0.000 ufunclike.py:5(&lt;module&gt;)</text:p>
      <text:p text:style-name="P1"><text:s text:c="8"/>1 <text:s text:c="3"/>0.000 <text:s text:c="3"/>0.000 <text:s text:c="3"/>0.000 <text:s text:c="3"/>0.000 decimal.py:3764(Context)</text:p>
      <text:p text:style-name="P1"><text:s text:c="7"/>23 <text:s text:c="3"/>0.000 <text:s text:c="3"/>0.000 <text:s text:c="3"/>0.000 <text:s text:c="3"/>0.000 sre_parse.py:85(closegroup)</text:p>
      <text:p text:style-name="P1"><text:s text:c="7"/>18 <text:s text:c="3"/>0.000 <text:s text:c="3"/>0.000 <text:s text:c="3"/>0.000 <text:s text:c="3"/>0.000 sre_parse.py:67(__init__)</text:p>
      <text:p text:style-name="P1"><text:s text:c="7"/>17 <text:s text:c="3"/>0.000 <text:s text:c="3"/>0.000 <text:s text:c="3"/>0.000 <text:s text:c="3"/>0.000 {method 'keys' of 'dict' objects}</text:p>
      <text:p text:style-name="P1"><text:s text:c="7"/>31 <text:s text:c="3"/>0.000 <text:s text:c="3"/>0.000 <text:s text:c="3"/>0.000 <text:s text:c="3"/>0.000 _weakrefset.py:52(_commit_removals)</text:p>
      <text:p text:style-name="P1"><text:s text:c="8"/>8 <text:s text:c="3"/>0.000 <text:s text:c="3"/>0.000 <text:s text:c="3"/>0.000 <text:s text:c="3"/>0.000 core.py:2541(_arraymethod)</text:p>
      <text:p text:style-name="P1"><text:s text:c="7"/>21 <text:s text:c="3"/>0.000 <text:s text:c="3"/>0.000 <text:s text:c="3"/>0.000 <text:s text:c="3"/>0.000 {method 'rstrip' of 'str' objects}</text:p>
      <text:p text:style-name="P1"><text:s text:c="7"/>14 <text:s text:c="3"/>0.000 <text:s text:c="3"/>0.000 <text:s text:c="3"/>0.000 <text:s text:c="3"/>0.000 mixins.py:30(_reflected_binary_method)</text:p>
      <text:p text:style-name="P1"><text:s text:c="8"/>1 <text:s text:c="3"/>0.000 <text:s text:c="3"/>0.000 <text:s text:c="3"/>0.000 <text:s text:c="3"/>0.000 pprint.py:35(&lt;module&gt;)</text:p>
      <text:p text:style-name="P1"><text:s text:c="7"/>22 <text:s text:c="3"/>0.000 <text:s text:c="3"/>0.000 <text:s text:c="3"/>0.000 <text:s text:c="3"/>0.000 {sys._getframe}</text:p>
      <text:p text:style-name="P1"><text:s text:c="8"/>3 <text:s text:c="3"/>0.000 <text:s text:c="3"/>0.000 <text:s text:c="3"/>0.000 <text:s text:c="3"/>0.000 utils.py:118(deprecate)</text:p>
      <text:p text:style-name="P1"><text:s text:c="7"/>14 <text:s text:c="3"/>0.000 <text:s text:c="3"/>0.000 <text:s text:c="3"/>0.000 <text:s text:c="3"/>0.000 numerictypes.py:182(english_capitalize)</text:p>
      <text:p text:style-name="P1"><text:s text:c="8"/>6 <text:s text:c="3"/>0.000 <text:s text:c="3"/>0.000 <text:s text:c="3"/>0.000 <text:s text:c="3"/>0.000 hashlib.py:100(__get_openssl_constructor)</text:p>
      <text:p text:style-name="P1"><text:s text:c="8"/>1 <text:s text:c="3"/>0.000 <text:s text:c="3"/>0.000 <text:s text:c="3"/>0.000 <text:s text:c="3"/>0.000 threading.py:631(Thread)</text:p>
      <text:p text:style-name="P1"><text:s text:c="8"/>1 <text:s text:c="3"/>0.000 <text:s text:c="3"/>0.000 <text:s text:c="3"/>0.000 <text:s text:c="3"/>0.000 utils.py:5(&lt;module&gt;)</text:p>
      <text:p text:style-name="P1"><text:s text:c="7"/>27 <text:s text:c="3"/>0.000 <text:s text:c="3"/>0.000 <text:s text:c="3"/>0.000 <text:s text:c="3"/>0.000 decimal.py:3817(&lt;genexpr&gt;)</text:p>
      <text:p text:style-name="P1"><text:s text:c="7"/>20 <text:s text:c="3"/>0.000 <text:s text:c="3"/>0.000 <text:s text:c="3"/>0.000 <text:s text:c="3"/>0.000 mixins.py:20(_binary_method)</text:p>
      <text:p text:style-name="P1"><text:s text:c="8"/>9 <text:s text:c="3"/>0.000 <text:s text:c="3"/>0.000 <text:s text:c="3"/>0.000 <text:s text:c="3"/>0.000 extras.py:238(__init__)</text:p>
      <text:p text:style-name="P1"><text:s text:c="8"/>3 <text:s text:c="3"/>0.000 <text:s text:c="3"/>0.000 <text:s text:c="3"/>0.000 <text:s text:c="3"/>0.000 {posix.putenv}</text:p>
      <text:p text:style-name="P1"><text:s text:c="8"/>1 <text:s text:c="3"/>0.000 <text:s text:c="3"/>0.000 <text:s text:c="3"/>0.000 <text:s text:c="3"/>0.000 defmatrix.py:174(matrix)</text:p>
      <text:p text:style-name="P1"><text:s text:c="8"/>1 <text:s text:c="3"/>0.000 <text:s text:c="3"/>0.000 <text:s text:c="3"/>0.000 <text:s text:c="3"/>0.000 __future__.py:48(&lt;module&gt;)</text:p>
      <text:p text:style-name="P1"><text:s text:c="7"/>12 <text:s text:c="3"/>0.000 <text:s text:c="3"/>0.000 <text:s text:c="3"/>0.000 <text:s text:c="3"/>0.000 collections.py:373(&lt;genexpr&gt;)</text:p>
      <text:p text:style-name="P1"><text:s text:c="7"/>20 <text:s text:c="3"/>0.000 <text:s text:c="3"/>0.000 <text:s text:c="3"/>0.000 <text:s text:c="3"/>0.000 {method 'rfind' of 'str' objects}</text:p>
      <text:p text:style-name="P1"><text:s text:c="8"/>1 <text:s text:c="3"/>0.000 <text:s text:c="3"/>0.000 <text:s text:c="3"/>0.000 <text:s text:c="3"/>0.000 _version.py:7(&lt;module&gt;)</text:p>
      <text:p text:style-name="P1"><text:s text:c="8"/>1 <text:s text:c="3"/>0.000 <text:s text:c="3"/>0.000 <text:s text:c="3"/>0.000 <text:s text:c="3"/>0.000 _inspect.py:7(&lt;module&gt;)</text:p>
      <text:p text:style-name="P1"><text:s text:c="8"/>1 <text:s text:c="3"/>0.000 <text:s text:c="3"/>0.000 <text:s text:c="3"/>0.000 <text:s text:c="3"/>0.000 core.py:3056(view)</text:p>
      <text:p text:style-name="P1"><text:s text:c="8"/>1 <text:s text:c="3"/>0.000 <text:s text:c="3"/>0.000 <text:s text:c="3"/>0.000 <text:s text:c="3"/>0.000 traceback.py:1(&lt;module&gt;)</text:p>
      <text:p text:style-name="P1"><text:s text:c="8"/>2 <text:s text:c="3"/>0.000 <text:s text:c="3"/>0.000 <text:s text:c="3"/>0.000 <text:s text:c="3"/>0.000 helper.py:251(__init__)</text:p>
      <text:p text:style-name="P1"><text:s text:c="8"/>1 <text:s text:c="3"/>0.000 <text:s text:c="3"/>0.000 <text:s text:c="3"/>0.000 <text:s text:c="3"/>0.000 arraypad.py:5(&lt;module&gt;)</text:p>
      <text:p text:style-name="P1"><text:s text:c="7"/>39 <text:s text:c="3"/>0.000 <text:s text:c="3"/>0.000 <text:s text:c="3"/>0.000 <text:s text:c="3"/>0.000 {method 'pop' of 'dict' objects}</text:p>
      <text:p text:style-name="P1"><text:s text:c="8"/>1 <text:s text:c="3"/>0.000 <text:s text:c="3"/>0.000 <text:s text:c="3"/>0.000 <text:s text:c="3"/>0.000 random.py:72(Random)</text:p>
      <text:p text:style-name="P1"><text:s text:c="7"/>23 <text:s text:c="3"/>0.000 <text:s text:c="3"/>0.000 <text:s text:c="3"/>0.000 <text:s text:c="3"/>0.000 {method 'remove' of 'list' objects}</text:p>
      <text:p text:style-name="P1"><text:s text:c="8"/>1 <text:s text:c="3"/>0.000 <text:s text:c="3"/>0.000 <text:s text:c="3"/>0.000 <text:s text:c="3"/>0.000 linalg.py:74(_determine_error_states)</text:p>
      <text:p text:style-name="P1"><text:s text:c="7"/>12 <text:s text:c="3"/>0.000 <text:s text:c="3"/>0.000 <text:s text:c="3"/>0.000 <text:s text:c="3"/>0.000 collections.py:375(&lt;genexpr&gt;)</text:p>
      <text:p text:style-name="P1"><text:s text:c="7"/>30 <text:s text:c="3"/>0.000 <text:s text:c="3"/>0.000 <text:s text:c="3"/>0.000 <text:s text:c="3"/>0.000 {method '__subclasshook__' of 'object' objects}</text:p>
      <text:p text:style-name="P1"><text:s text:c="8"/>1 <text:s text:c="3"/>0.000 <text:s text:c="3"/>0.000 <text:s text:c="3"/>0.000 <text:s text:c="3"/>0.000 {method 'read' of 'file' objects}</text:p>
      <text:p text:style-name="P1"><text:s text:c="7"/>13 <text:s text:c="3"/>0.000 <text:s text:c="3"/>0.000 <text:s text:c="3"/>0.000 <text:s text:c="3"/>0.000 mixins.py:40(_inplace_binary_method)</text:p>
      <text:p text:style-name="P1"><text:s text:c="8"/>1 <text:s text:c="3"/>0.000 <text:s text:c="3"/>0.000 <text:s text:c="3"/>0.000 <text:s text:c="3"/>0.000 &lt;string&gt;:1(DecimalTuple)</text:p>
      <text:p text:style-name="P1"><text:s text:c="8"/>1 <text:s text:c="3"/>0.000 <text:s text:c="3"/>0.000 <text:s text:c="3"/>0.000 <text:s text:c="3"/>0.000 collections.py:38(OrderedDict)</text:p>
      <text:p text:style-name="P1"><text:s text:c="8"/>1 <text:s text:c="3"/>0.000 <text:s text:c="3"/>0.000 <text:s text:c="3"/>0.000 <text:s text:c="3"/>0.000 StringIO.py:30(&lt;module&gt;)</text:p>
      <text:p text:style-name="P1"><text:s text:c="8"/>1 <text:s text:c="3"/>0.000 <text:s text:c="3"/>0.000 <text:s text:c="3"/>0.000 <text:s text:c="3"/>0.000 tempfile.py:519(SpooledTemporaryFile)</text:p>
      <text:p text:style-name="P1"><text:s text:c="8"/>4 <text:s text:c="3"/>0.000 <text:s text:c="3"/>0.000 <text:s text:c="3"/>0.000 <text:s text:c="3"/>0.000 core.py:125(doc_note)</text:p>
      <text:p text:style-name="P1"><text:s text:c="8"/>1 <text:s text:c="3"/>0.000 <text:s text:c="3"/>0.000 <text:s text:c="3"/>0.000 <text:s text:c="3"/>0.000 &lt;string&gt;:1(Mismatch)</text:p>
      <text:p text:style-name="P1"><text:s text:c="8"/>1 <text:s text:c="3"/>0.000 <text:s text:c="3"/>0.000 <text:s text:c="3"/>0.000 <text:s text:c="3"/>0.000 threading.py:647(__init__)</text:p>
      <text:p text:style-name="P1"><text:s text:c="8"/>3 <text:s text:c="3"/>0.000 <text:s text:c="3"/>0.000 <text:s text:c="3"/>0.000 <text:s text:c="3"/>0.000 numeric.py:2853(__init__)</text:p>
      <text:p text:style-name="P1"><text:s text:c="8"/>1 <text:s text:c="3"/>0.000 <text:s text:c="3"/>0.000 <text:s text:c="3"/>0.000 <text:s text:c="3"/>0.000 {open}</text:p>
      <text:p text:style-name="P1"><text:s text:c="8"/>3 <text:s text:c="3"/>0.000 <text:s text:c="3"/>0.000 <text:s text:c="3"/>0.000 <text:s text:c="3"/>0.000 {method 'match' of '_sre.SRE_Pattern' objects}</text:p>
      <text:p text:style-name="P1"><text:soft-page-break/><text:s text:c="8"/>1 <text:s text:c="3"/>0.000 <text:s text:c="3"/>0.000 <text:s text:c="3"/>0.000 <text:s text:c="3"/>0.000 &lt;string&gt;:1(Match)</text:p>
      <text:p text:style-name="P1"><text:s text:c="8"/>2 <text:s text:c="3"/>0.000 <text:s text:c="3"/>0.000 <text:s text:c="3"/>0.000 <text:s text:c="3"/>0.000 getlimits.py:532(max)</text:p>
      <text:p text:style-name="P1"><text:s text:c="8"/>3 <text:s text:c="3"/>0.000 <text:s text:c="3"/>0.000 <text:s text:c="3"/>0.000 <text:s text:c="3"/>0.000 result.py:14(failfast)</text:p>
      <text:p text:style-name="P1"><text:s text:c="7"/>68 <text:s text:c="3"/>0.000 <text:s text:c="3"/>0.000 <text:s text:c="3"/>0.000 <text:s text:c="3"/>0.000 {method 'isalnum' of 'str' objects}</text:p>
      <text:p text:style-name="P1"><text:s text:c="8"/>3 <text:s text:c="3"/>0.000 <text:s text:c="3"/>0.000 <text:s text:c="3"/>0.000 <text:s text:c="3"/>0.000 numeric.py:2857(__enter__)</text:p>
      <text:p text:style-name="P1"><text:s text:c="8"/>1 <text:s text:c="3"/>0.000 <text:s text:c="3"/>0.000 <text:s text:c="3"/>0.000 <text:s text:c="3"/>0.000 threading.py:576(set)</text:p>
      <text:p text:style-name="P1"><text:s text:c="8"/>1 <text:s text:c="3"/>0.000 <text:s text:c="3"/>0.000 <text:s text:c="3"/>0.000 <text:s text:c="3"/>0.000 result.py:26(TestResult)</text:p>
      <text:p text:style-name="P1"><text:s text:c="8"/>1 <text:s text:c="3"/>0.000 <text:s text:c="3"/>0.000 <text:s text:c="3"/>0.000 <text:s text:c="3"/>0.000 arraysetops.py:27(&lt;module&gt;)</text:p>
      <text:p text:style-name="P1"><text:s text:c="8"/>1 <text:s text:c="3"/>0.000 <text:s text:c="3"/>0.000 <text:s text:c="3"/>0.000 <text:s text:c="3"/>0.000 threading.py:1081(__init__)</text:p>
      <text:p text:style-name="P1"><text:s text:c="8"/>7 <text:s text:c="3"/>0.000 <text:s text:c="3"/>0.000 <text:s text:c="3"/>0.000 <text:s text:c="3"/>0.000 {numpy.core.umath.seterrobj}</text:p>
      <text:p text:style-name="P1"><text:s text:c="8"/>1 <text:s text:c="3"/>0.000 <text:s text:c="3"/>0.000 <text:s text:c="3"/>0.000 <text:s text:c="3"/>0.000 numbers.py:295(Integral)</text:p>
      <text:p text:style-name="P1"><text:s text:c="8"/>4 <text:s text:c="3"/>0.000 <text:s text:c="3"/>0.000 <text:s text:c="3"/>0.000 <text:s text:c="3"/>0.000 re.py:148(sub)</text:p>
      <text:p text:style-name="P1"><text:s text:c="8"/>1 <text:s text:c="3"/>0.000 <text:s text:c="3"/>0.000 <text:s text:c="3"/>0.000 <text:s text:c="3"/>0.000 numbers.py:169(Real)</text:p>
      <text:p text:style-name="P1"><text:s text:c="8"/>1 <text:s text:c="3"/>0.000 <text:s text:c="3"/>0.000 <text:s text:c="3"/>0.000 <text:s text:c="3"/>0.000 _internal.py:242(_ctypes)</text:p>
      <text:p text:style-name="P1"><text:s text:c="7"/>30 <text:s text:c="3"/>0.000 <text:s text:c="3"/>0.000 <text:s text:c="3"/>0.000 <text:s text:c="3"/>0.000 {method '__subclasses__' of 'type' objects}</text:p>
      <text:p text:style-name="P1"><text:s text:c="8"/>2 <text:s text:c="3"/>0.000 <text:s text:c="3"/>0.000 <text:s text:c="3"/>0.000 <text:s text:c="3"/>0.000 {posix.unsetenv}</text:p>
      <text:p text:style-name="P1"><text:s text:c="8"/>3 <text:s text:c="3"/>0.000 <text:s text:c="3"/>0.000 <text:s text:c="3"/>0.000 <text:s text:c="3"/>0.000 ufunclike.py:14(_deprecate_out_named_y)</text:p>
      <text:p text:style-name="P1"><text:s text:c="8"/>6 <text:s text:c="3"/>0.000 <text:s text:c="3"/>0.000 <text:s text:c="3"/>0.000 <text:s text:c="3"/>0.000 {method 'replace' of 'str' objects}</text:p>
      <text:p text:style-name="P1"><text:s text:c="8"/>1 <text:s text:c="3"/>0.000 <text:s text:c="3"/>0.000 <text:s text:c="3"/>0.000 <text:s text:c="3"/>0.000 _iotools.py:266(NameValidator)</text:p>
      <text:p text:style-name="P1"><text:s text:c="8"/>1 <text:s text:c="3"/>0.000 <text:s text:c="3"/>0.000 <text:s text:c="3"/>0.000 <text:s text:c="3"/>0.000 {binascii.hexlify}</text:p>
      <text:p text:style-name="P1"><text:s text:c="8"/>1 <text:s text:c="3"/>0.000 <text:s text:c="3"/>0.000 <text:s text:c="3"/>0.000 <text:s text:c="3"/>0.000 polynomial.py:1606(Polynomial)</text:p>
      <text:p text:style-name="P1"><text:s text:c="8"/>3 <text:s text:c="3"/>0.000 <text:s text:c="3"/>0.000 <text:s text:c="3"/>0.000 <text:s text:c="3"/>0.000 {method 'setter' of 'property' objects}</text:p>
      <text:p text:style-name="P1"><text:s text:c="8"/>2 <text:s text:c="3"/>0.000 <text:s text:c="3"/>0.000 <text:s text:c="3"/>0.000 <text:s text:c="3"/>0.000 os.py:496(__delitem__)</text:p>
      <text:p text:style-name="P1"><text:s text:c="8"/>1 <text:s text:c="3"/>0.000 <text:s text:c="3"/>0.000 <text:s text:c="3"/>0.000 <text:s text:c="3"/>0.000 core.py:6246(MaskedConstant)</text:p>
      <text:p text:style-name="P1"><text:s text:c="7"/>31 <text:s text:c="3"/>0.000 <text:s text:c="3"/>0.000 <text:s text:c="3"/>0.000 <text:s text:c="3"/>0.000 {method 'remove' of 'set' objects}</text:p>
      <text:p text:style-name="P1"><text:s text:c="8"/>2 <text:s text:c="3"/>0.000 <text:s text:c="3"/>0.000 <text:s text:c="3"/>0.000 <text:s text:c="3"/>0.000 threading.py:242(Condition)</text:p>
      <text:p text:style-name="P1"><text:s text:c="8"/>1 <text:s text:c="3"/>0.000 <text:s text:c="3"/>0.000 <text:s text:c="3"/>0.000 <text:s text:c="3"/>0.000 keyword.py:11(&lt;module&gt;)</text:p>
      <text:p text:style-name="P1"><text:s text:c="8"/>1 <text:s text:c="3"/>0.000 <text:s text:c="3"/>0.000 <text:s text:c="3"/>0.000 <text:s text:c="3"/>0.000 arrayprint.py:1089(ComplexFormat)</text:p>
      <text:p text:style-name="P1"><text:s text:c="8"/>1 <text:s text:c="3"/>0.000 <text:s text:c="3"/>0.000 <text:s text:c="3"/>0.000 <text:s text:c="3"/>0.000 chebyshev.py:2109(Chebyshev)</text:p>
      <text:p text:style-name="P1"><text:s text:c="8"/>1 <text:s text:c="3"/>0.000 <text:s text:c="3"/>0.000 <text:s text:c="3"/>0.000 <text:s text:c="3"/>0.000 network.py:8(&lt;dictcomp&gt;)</text:p>
      <text:p text:style-name="P1"><text:s text:c="8"/>1 <text:s text:c="3"/>0.000 <text:s text:c="3"/>0.000 <text:s text:c="3"/>0.000 <text:s text:c="3"/>0.000 numerictypes.py:954(_register_types)</text:p>
      <text:p text:style-name="P1"><text:s text:c="8"/>1 <text:s text:c="3"/>0.000 <text:s text:c="3"/>0.000 <text:s text:c="3"/>0.000 <text:s text:c="3"/>0.000 getlimits.py:62(MachArLike)</text:p>
      <text:p text:style-name="P1"><text:s text:c="8"/>1 <text:s text:c="3"/>0.000 <text:s text:c="3"/>0.000 <text:s text:c="3"/>0.000 <text:s text:c="3"/>0.000 laguerre.py:1764(Laguerre)</text:p>
      <text:p text:style-name="P1"><text:s text:c="8"/>1 <text:s text:c="3"/>0.000 <text:s text:c="3"/>0.000 <text:s text:c="3"/>0.000 <text:s text:c="3"/>0.000 legendre.py:1794(Legendre)</text:p>
      <text:p text:style-name="P1"><text:s text:c="8"/>2 <text:s text:c="3"/>0.000 <text:s text:c="3"/>0.000 <text:s text:c="3"/>0.000 <text:s text:c="3"/>0.000 core.py:6421(__init__)</text:p>
      <text:p text:style-name="P1"><text:s text:c="8"/>1 <text:s text:c="3"/>0.000 <text:s text:c="3"/>0.000 <text:s text:c="3"/>0.000 <text:s text:c="3"/>0.000 hermite_e.py:1811(HermiteE)</text:p>
      <text:p text:style-name="P1"><text:s text:c="8"/>1 <text:s text:c="3"/>0.000 <text:s text:c="3"/>0.000 <text:s text:c="3"/>0.000 <text:s text:c="3"/>0.000 info.py:86(&lt;module&gt;)</text:p>
      <text:p text:style-name="P1"><text:s text:c="8"/>1 <text:s text:c="3"/>0.000 <text:s text:c="3"/>0.000 <text:s text:c="3"/>0.000 <text:s text:c="3"/>0.000 {posix.stat}</text:p>
      <text:p text:style-name="P1"><text:s text:c="8"/>1 <text:s text:c="3"/>0.000 <text:s text:c="3"/>0.000 <text:s text:c="3"/>0.000 <text:s text:c="3"/>0.000 network.py:9(&lt;dictcomp&gt;)</text:p>
      <text:p text:style-name="P1"><text:s text:c="8"/>3 <text:s text:c="3"/>0.000 <text:s text:c="3"/>0.000 <text:s text:c="3"/>0.000 <text:s text:c="3"/>0.000 numeric.py:2862(__exit__)</text:p>
      <text:p text:style-name="P1"><text:s text:c="8"/>2 <text:s text:c="3"/>0.000 <text:s text:c="3"/>0.000 <text:s text:c="3"/>0.000 <text:s text:c="3"/>0.000 _abcoll.py:548(update)</text:p>
      <text:p text:style-name="P1"><text:s text:c="8"/>3 <text:s text:c="3"/>0.000 <text:s text:c="3"/>0.000 <text:s text:c="3"/>0.000 <text:s text:c="3"/>0.000 index_tricks.py:241(__init__)</text:p>
      <text:p text:style-name="P1"><text:s text:c="8"/>1 <text:s text:c="3"/>0.000 <text:s text:c="3"/>0.000 <text:s text:c="3"/>0.000 <text:s text:c="3"/>0.000 _datasource.py:136(_FileOpeners)</text:p>
      <text:p text:style-name="P1"><text:s text:c="8"/>6 <text:s text:c="3"/>0.000 <text:s text:c="3"/>0.000 <text:s text:c="3"/>0.000 <text:s text:c="3"/>0.000 {method 'insert' of 'list' objects}</text:p>
      <text:p text:style-name="P1"><text:s text:c="8"/>1 <text:s text:c="3"/>0.000 <text:s text:c="3"/>0.000 <text:s text:c="3"/>0.000 <text:s text:c="3"/>0.000 info.py:184(&lt;module&gt;)</text:p>
      <text:p text:style-name="P1"><text:s text:c="8"/>1 <text:s text:c="3"/>0.000 <text:s text:c="3"/>0.000 <text:s text:c="3"/>0.000 <text:s text:c="3"/>0.000 warnings.py:96(simplefilter)</text:p>
      <text:p text:style-name="P1"><text:s text:c="8"/>1 <text:s text:c="3"/>0.000 <text:s text:c="3"/>0.000 <text:s text:c="3"/>0.000 <text:s text:c="3"/>0.000 fnmatch.py:11(&lt;module&gt;)</text:p>
      <text:p text:style-name="P1"><text:s text:c="8"/>1 <text:s text:c="3"/>0.000 <text:s text:c="3"/>0.000 <text:s text:c="3"/>0.000 <text:s text:c="3"/>0.000 core.py:6050(mvoid)</text:p>
      <text:p text:style-name="P1"><text:s text:c="8"/>1 <text:s text:c="3"/>0.000 <text:s text:c="3"/>0.000 <text:s text:c="3"/>0.000 <text:s text:c="3"/>0.000 hermite.py:1814(Hermite)</text:p>
      <text:p text:style-name="P1"><text:s text:c="8"/>1 <text:s text:c="3"/>0.000 <text:s text:c="3"/>0.000 <text:s text:c="3"/>0.000 <text:s text:c="3"/>0.000 arrayprint.py:412(decorating_function)</text:p>
      <text:p text:style-name="P1"><text:s text:c="8"/>3 <text:s text:c="3"/>0.000 <text:s text:c="3"/>0.000 <text:s text:c="3"/>0.000 <text:s text:c="3"/>0.000 {method 'split' of 'str' objects}</text:p>
      <text:p text:style-name="P1"><text:s text:c="8"/>1 <text:s text:c="3"/>0.000 <text:s text:c="3"/>0.000 <text:s text:c="3"/>0.000 <text:s text:c="3"/>0.000 arrayterator.py:20(Arrayterator)</text:p>
      <text:p text:style-name="P1"><text:s text:c="8"/>1 <text:s text:c="3"/>0.000 <text:s text:c="3"/>0.000 <text:s text:c="3"/>0.000 <text:s text:c="3"/>0.000 info.py:34(&lt;module&gt;)</text:p>
      <text:p text:style-name="P1"><text:s text:c="8"/>1 <text:s text:c="3"/>0.000 <text:s text:c="3"/>0.000 <text:s text:c="3"/>0.000 <text:s text:c="3"/>0.000 _internal.py:212(_getintp_ctype)</text:p>
      <text:p text:style-name="P1"><text:s text:c="8"/>1 <text:s text:c="3"/>0.000 <text:s text:c="3"/>0.000 <text:s text:c="3"/>0.000 <text:s text:c="3"/>0.000 {math.exp}</text:p>
      <text:p text:style-name="P1"><text:s text:c="8"/>1 <text:s text:c="3"/>0.000 <text:s text:c="3"/>0.000 <text:s text:c="3"/>0.000 <text:s text:c="3"/>0.000 {_ctypes.dlopen}</text:p>
      <text:p text:style-name="P1"><text:soft-page-break/><text:s text:c="8"/>1 <text:s text:c="3"/>0.000 <text:s text:c="3"/>0.000 <text:s text:c="3"/>0.000 <text:s text:c="3"/>0.000 _version.py:18(NumpyVersion)</text:p>
      <text:p text:style-name="P1"><text:s text:c="8"/>1 <text:s text:c="3"/>0.000 <text:s text:c="3"/>0.000 <text:s text:c="3"/>0.000 <text:s text:c="3"/>0.000 extras.py:1494(__init__)</text:p>
      <text:p text:style-name="P1"><text:s text:c="8"/>1 <text:s text:c="3"/>0.000 <text:s text:c="3"/>0.000 <text:s text:c="3"/>0.000 <text:s text:c="3"/>0.000 numbers.py:270(Rational)</text:p>
      <text:p text:style-name="P1"><text:s text:c="8"/>1 <text:s text:c="3"/>0.000 <text:s text:c="3"/>0.000 <text:s text:c="3"/>0.000 <text:s text:c="3"/>0.000 __init__.py:329(CDLL)</text:p>
      <text:p text:style-name="P1"><text:s text:c="8"/>1 <text:s text:c="3"/>0.000 <text:s text:c="3"/>0.000 <text:s text:c="3"/>0.000 <text:s text:c="3"/>0.000 index_tricks.py:98(nd_grid)</text:p>
      <text:p text:style-name="P1"><text:s text:c="8"/>1 <text:s text:c="3"/>0.000 <text:s text:c="3"/>0.000 <text:s text:c="3"/>0.000 <text:s text:c="3"/>0.000 tempfile.py:108(_RandomNameSequence)</text:p>
      <text:p text:style-name="P1"><text:s text:c="8"/>3 <text:s text:c="3"/>0.000 <text:s text:c="3"/>0.000 <text:s text:c="3"/>0.000 <text:s text:c="3"/>0.000 utils.py:69(__init__)</text:p>
      <text:p text:style-name="P1"><text:s text:c="8"/>1 <text:s text:c="3"/>0.000 <text:s text:c="3"/>0.000 <text:s text:c="3"/>0.000 <text:s text:c="3"/>0.000 {method 'union' of 'set' objects}</text:p>
      <text:p text:style-name="P1"><text:s text:c="8"/>1 <text:s text:c="3"/>0.000 <text:s text:c="3"/>0.000 <text:s text:c="3"/>0.000 <text:s text:c="3"/>0.000 core.py:6274(__array_finalize__)</text:p>
      <text:p text:style-name="P1"><text:s text:c="8"/>1 <text:s text:c="3"/>0.000 <text:s text:c="3"/>0.000 <text:s text:c="3"/>0.000 <text:s text:c="3"/>0.000 signals.py:9(_InterruptHandler)</text:p>
      <text:p text:style-name="P1"><text:s text:c="8"/>1 <text:s text:c="3"/>0.000 <text:s text:c="3"/>0.000 <text:s text:c="3"/>0.000 <text:s text:c="3"/>0.000 utils.py:1956(suppress_warnings)</text:p>
      <text:p text:style-name="P1"><text:s text:c="8"/>1 <text:s text:c="3"/>0.000 <text:s text:c="3"/>0.000 <text:s text:c="3"/>0.000 <text:s text:c="3"/>0.000 function_base.py:2543(vectorize)</text:p>
      <text:p text:style-name="P1"><text:s text:c="8"/>1 <text:s text:c="3"/>0.000 <text:s text:c="3"/>0.000 <text:s text:c="3"/>0.000 <text:s text:c="3"/>0.000 __init__.py:425(LibraryLoader)</text:p>
      <text:p text:style-name="P1"><text:s text:c="8"/>7 <text:s text:c="3"/>0.000 <text:s text:c="3"/>0.000 <text:s text:c="3"/>0.000 <text:s text:c="3"/>0.000 case.py:607(_deprecate)</text:p>
      <text:p text:style-name="P1"><text:s text:c="8"/>6 <text:s text:c="3"/>0.000 <text:s text:c="3"/>0.000 <text:s text:c="3"/>0.000 <text:s text:c="3"/>0.000 core.py:837(__init__)</text:p>
      <text:p text:style-name="P1"><text:s text:c="8"/>1 <text:s text:c="3"/>0.000 <text:s text:c="3"/>0.000 <text:s text:c="3"/>0.000 <text:s text:c="3"/>0.000 difflib.py:1670(HtmlDiff)</text:p>
      <text:p text:style-name="P1"><text:s text:c="7"/>14 <text:s text:c="3"/>0.000 <text:s text:c="3"/>0.000 <text:s text:c="3"/>0.000 <text:s text:c="3"/>0.000 {numpy.core.umath.geterrobj}</text:p>
      <text:p text:style-name="P1"><text:s text:c="8"/>1 <text:s text:c="3"/>0.000 <text:s text:c="3"/>0.000 <text:s text:c="3"/>0.000 <text:s text:c="3"/>0.000 loader.py:38(TestLoader)</text:p>
      <text:p text:style-name="P1"><text:s text:c="8"/>4 <text:s text:c="3"/>0.000 <text:s text:c="3"/>0.000 <text:s text:c="3"/>0.000 <text:s text:c="3"/>0.000 threading.py:59(__init__)</text:p>
      <text:p text:style-name="P1"><text:s text:c="8"/>1 <text:s text:c="3"/>0.000 <text:s text:c="3"/>0.000 <text:s text:c="3"/>0.000 <text:s text:c="3"/>0.000 numeric.py:2868(_setdef)</text:p>
      <text:p text:style-name="P1"><text:s text:c="8"/>3 <text:s text:c="3"/>0.000 <text:s text:c="3"/>0.000 <text:s text:c="3"/>0.000 <text:s text:c="3"/>0.000 core.py:797(__init__)</text:p>
      <text:p text:style-name="P1"><text:s text:c="8"/>1 <text:s text:c="3"/>0.000 <text:s text:c="3"/>0.000 <text:s text:c="3"/>0.000 <text:s text:c="3"/>0.000 info.py:156(&lt;module&gt;)</text:p>
      <text:p text:style-name="P1"><text:s text:c="8"/>1 <text:s text:c="3"/>0.000 <text:s text:c="3"/>0.000 <text:s text:c="3"/>0.000 <text:s text:c="3"/>0.000 tempfile.py:383(_TemporaryFileWrapper)</text:p>
      <text:p text:style-name="P1"><text:s text:c="7"/>12 <text:s text:c="3"/>0.000 <text:s text:c="3"/>0.000 <text:s text:c="3"/>0.000 <text:s text:c="3"/>0.000 {method '__contains__' of 'frozenset' objects}</text:p>
      <text:p text:style-name="P1"><text:s text:c="8"/>1 <text:s text:c="3"/>0.000 <text:s text:c="3"/>0.000 <text:s text:c="3"/>0.000 <text:s text:c="3"/>0.000 warnings.py:361(__enter__)</text:p>
      <text:p text:style-name="P1"><text:s text:c="8"/>1 <text:s text:c="3"/>0.000 <text:s text:c="3"/>0.000 <text:s text:c="3"/>0.000 <text:s text:c="3"/>0.000 random.py:655(WichmannHill)</text:p>
      <text:p text:style-name="P1"><text:s text:c="8"/>1 <text:s text:c="3"/>0.000 <text:s text:c="3"/>0.000 <text:s text:c="3"/>0.000 <text:s text:c="3"/>0.000 genericpath.py:46(isdir)</text:p>
      <text:p text:style-name="P1"><text:s text:c="8"/>1 <text:s text:c="3"/>0.000 <text:s text:c="3"/>0.000 <text:s text:c="3"/>0.000 <text:s text:c="3"/>0.000 _datasource.py:160(__init__)</text:p>
      <text:p text:style-name="P1"><text:s text:c="8"/>1 <text:s text:c="3"/>0.000 <text:s text:c="3"/>0.000 <text:s text:c="3"/>0.000 <text:s text:c="3"/>0.000 warnings.py:340(__init__)</text:p>
      <text:p text:style-name="P1"><text:s text:c="8"/>1 <text:s text:c="3"/>0.000 <text:s text:c="3"/>0.000 <text:s text:c="3"/>0.000 <text:s text:c="3"/>0.000 utils.py:997(SafeEval)</text:p>
      <text:p text:style-name="P1"><text:s text:c="8"/>1 <text:s text:c="3"/>0.000 <text:s text:c="3"/>0.000 <text:s text:c="3"/>0.000 <text:s text:c="3"/>0.000 nosetester.py:115(NoseTester)</text:p>
      <text:p text:style-name="P1"><text:s text:c="8"/>1 <text:s text:c="3"/>0.000 <text:s text:c="3"/>0.000 <text:s text:c="3"/>0.000 <text:s text:c="3"/>0.000 UserDict.py:91(get)</text:p>
      <text:p text:style-name="P1"><text:s text:c="8"/>1 <text:s text:c="3"/>0.000 <text:s text:c="3"/>0.000 <text:s text:c="3"/>0.000 <text:s text:c="3"/>0.000 index_tricks.py:451(__init__)</text:p>
      <text:p text:style-name="P1"><text:s text:c="8"/>1 <text:s text:c="3"/>0.000 <text:s text:c="3"/>0.000 <text:s text:c="3"/>0.000 <text:s text:c="3"/>0.000 _datasource.py:263(DataSource)</text:p>
      <text:p text:style-name="P1"><text:s text:c="8"/>3 <text:s text:c="3"/>0.000 <text:s text:c="3"/>0.000 <text:s text:c="3"/>0.000 <text:s text:c="3"/>0.000 utils.py:52(_set_function_name)</text:p>
      <text:p text:style-name="P1"><text:s text:c="8"/>1 <text:s text:c="3"/>0.000 <text:s text:c="3"/>0.000 <text:s text:c="3"/>0.000 <text:s text:c="3"/>0.000 ctypeslib.py:177(_ndptr)</text:p>
      <text:p text:style-name="P1"><text:s text:c="8"/>1 <text:s text:c="3"/>0.000 <text:s text:c="3"/>0.000 <text:s text:c="3"/>0.000 <text:s text:c="3"/>0.000 difflib.py:44(SequenceMatcher)</text:p>
      <text:p text:style-name="P1"><text:s text:c="8"/>5 <text:s text:c="3"/>0.000 <text:s text:c="3"/>0.000 <text:s text:c="3"/>0.000 <text:s text:c="3"/>0.000 {max}</text:p>
      <text:p text:style-name="P1"><text:s text:c="8"/>6 <text:s text:c="3"/>0.000 <text:s text:c="3"/>0.000 <text:s text:c="3"/>0.000 <text:s text:c="3"/>0.000 {thread.allocate_lock}</text:p>
      <text:p text:style-name="P1"><text:s text:c="8"/>1 <text:s text:c="3"/>0.000 <text:s text:c="3"/>0.000 <text:s text:c="3"/>0.000 <text:s text:c="3"/>0.000 {_ctypes.set_conversion_mode}</text:p>
      <text:p text:style-name="P1"><text:s text:c="8"/>2 <text:s text:c="3"/>0.000 <text:s text:c="3"/>0.000 <text:s text:c="3"/>0.000 <text:s text:c="3"/>0.000 __init__.py:426(__init__)</text:p>
      <text:p text:style-name="P1"><text:s text:c="8"/>1 <text:s text:c="3"/>0.000 <text:s text:c="3"/>0.000 <text:s text:c="3"/>0.000 <text:s text:c="3"/>0.000 threading.py:285(__enter__)</text:p>
      <text:p text:style-name="P1"><text:s text:c="8"/>1 <text:s text:c="3"/>0.000 <text:s text:c="3"/>0.000 <text:s text:c="3"/>0.000 <text:s text:c="3"/>0.000 runner.py:28(TextTestResult)</text:p>
      <text:p text:style-name="P1"><text:s text:c="8"/>2 <text:s text:c="3"/>0.000 <text:s text:c="3"/>0.000 <text:s text:c="3"/>0.000 <text:s text:c="3"/>0.000 arrayprint.py:1404(set_string_function)</text:p>
      <text:p text:style-name="P1"><text:s text:c="8"/>2 <text:s text:c="3"/>0.000 <text:s text:c="3"/>0.000 <text:s text:c="3"/>0.000 <text:s text:c="3"/>0.000 {math.log}</text:p>
      <text:p text:style-name="P1"><text:s text:c="8"/>1 <text:s text:c="3"/>0.000 <text:s text:c="3"/>0.000 <text:s text:c="3"/>0.000 <text:s text:c="3"/>0.000 {method 'find' of 'str' objects}</text:p>
      <text:p text:style-name="P1"><text:s text:c="8"/>1 <text:s text:c="3"/>0.000 <text:s text:c="3"/>0.000 <text:s text:c="3"/>0.000 <text:s text:c="3"/>0.000 index_tricks.py:231(AxisConcatenator)</text:p>
      <text:p text:style-name="P1"><text:s text:c="8"/>1 <text:s text:c="3"/>0.000 <text:s text:c="3"/>0.000 <text:s text:c="3"/>0.000 <text:s text:c="3"/>0.000 StringIO.py:42(StringIO)</text:p>
      <text:p text:style-name="P1"><text:s text:c="8"/>1 <text:s text:c="3"/>0.000 <text:s text:c="3"/>0.000 <text:s text:c="3"/>0.000 <text:s text:c="3"/>0.000 copy_reg.py:14(pickle)</text:p>
      <text:p text:style-name="P1"><text:s text:c="8"/>1 <text:s text:c="3"/>0.000 <text:s text:c="3"/>0.000 <text:s text:c="3"/>0.000 <text:s text:c="3"/>0.000 threading.py:373(notify)</text:p>
      <text:p text:style-name="P1"><text:s text:c="8"/>1 <text:s text:c="3"/>0.000 <text:s text:c="3"/>0.000 <text:s text:c="3"/>0.000 <text:s text:c="3"/>0.000 npyio.py:106(NpzFile)</text:p>
      <text:p text:style-name="P1"><text:s text:c="8"/>1 <text:s text:c="3"/>0.000 <text:s text:c="3"/>0.000 <text:s text:c="3"/>0.000 <text:s text:c="3"/>0.000 main.py:63(TestProgram)</text:p>
      <text:p text:style-name="P1"><text:s text:c="8"/>3 <text:s text:c="3"/>0.000 <text:s text:c="3"/>0.000 <text:s text:c="3"/>0.000 <text:s text:c="3"/>0.000 os.py:472(__setitem__)</text:p>
      <text:p text:style-name="P1"><text:s text:c="8"/>1 <text:s text:c="3"/>0.000 <text:s text:c="3"/>0.000 <text:s text:c="3"/>0.000 <text:s text:c="3"/>0.000 case.py:1018(FunctionTestCase)</text:p>
      <text:p text:style-name="P1"><text:s text:c="8"/>1 <text:s text:c="3"/>0.000 <text:s text:c="3"/>0.000 <text:s text:c="3"/>0.000 <text:s text:c="3"/>0.000 collections.py:407(Counter)</text:p>
      <text:p text:style-name="P1"><text:s text:c="8"/>1 <text:s text:c="3"/>0.000 <text:s text:c="3"/>0.000 <text:s text:c="3"/>0.000 <text:s text:c="3"/>0.000 records.py:299(recarray)</text:p>
      <text:p text:style-name="P1"><text:s text:c="8"/>1 <text:s text:c="3"/>0.000 <text:s text:c="3"/>0.000 <text:s text:c="3"/>0.000 <text:s text:c="3"/>0.000 weakref.py:297(__init__)</text:p>
      <text:p text:style-name="P1"><text:s text:c="8"/>1 <text:s text:c="3"/>0.000 <text:s text:c="3"/>0.000 <text:s text:c="3"/>0.000 <text:s text:c="3"/>0.000 _datasource.py:619(Repository)</text:p>
      <text:p text:style-name="P1"><text:s text:c="8"/>1 <text:s text:c="3"/>0.000 <text:s text:c="3"/>0.000 <text:s text:c="3"/>0.000 <text:s text:c="3"/>0.000 index_tricks.py:481(__init__)</text:p>
      <text:p text:style-name="P1"><text:soft-page-break/><text:s text:c="8"/>1 <text:s text:c="3"/>0.000 <text:s text:c="3"/>0.000 <text:s text:c="3"/>0.000 <text:s text:c="3"/>0.000 info.py:83(&lt;module&gt;)</text:p>
      <text:p text:style-name="P1"><text:s text:c="8"/>1 <text:s text:c="3"/>0.000 <text:s text:c="3"/>0.000 <text:s text:c="3"/>0.000 <text:s text:c="3"/>0.000 suite.py:16(BaseTestSuite)</text:p>
      <text:p text:style-name="P1"><text:s text:c="8"/>1 <text:s text:c="3"/>0.000 <text:s text:c="3"/>0.000 <text:s text:c="3"/>0.000 <text:s text:c="3"/>0.000 threading.py:400(notifyAll)</text:p>
      <text:p text:style-name="P1"><text:s text:c="8"/>1 <text:s text:c="3"/>0.000 <text:s text:c="3"/>0.000 <text:s text:c="3"/>0.000 <text:s text:c="3"/>0.000 posixpath.py:61(join)</text:p>
      <text:p text:style-name="P1"><text:s text:c="8"/>1 <text:s text:c="3"/>0.000 <text:s text:c="3"/>0.000 <text:s text:c="3"/>0.001 <text:s text:c="3"/>0.001 random.py:91(__init__)</text:p>
      <text:p text:style-name="P1"><text:s text:c="8"/>1 <text:s text:c="3"/>0.000 <text:s text:c="3"/>0.000 <text:s text:c="3"/>0.000 <text:s text:c="3"/>0.000 io.py:69(IOBase)</text:p>
      <text:p text:style-name="P1"><text:s text:c="8"/>1 <text:s text:c="3"/>0.000 <text:s text:c="3"/>0.000 <text:s text:c="3"/>0.000 <text:s text:c="3"/>0.000 _iotools.py:170(LineSplitter)</text:p>
      <text:p text:style-name="P1"><text:s text:c="8"/>3 <text:s text:c="3"/>0.000 <text:s text:c="3"/>0.000 <text:s text:c="3"/>0.000 <text:s text:c="3"/>0.000 __init__.py:101(CFunctionType)</text:p>
      <text:p text:style-name="P1"><text:s text:c="8"/>1 <text:s text:c="3"/>0.000 <text:s text:c="3"/>0.000 <text:s text:c="3"/>0.000 <text:s text:c="3"/>0.000 numbers.py:13(Number)</text:p>
      <text:p text:style-name="P1"><text:s text:c="8"/>1 <text:s text:c="3"/>0.000 <text:s text:c="3"/>0.000 <text:s text:c="3"/>0.000 <text:s text:c="3"/>0.000 io.py:76(BufferedIOBase)</text:p>
      <text:p text:style-name="P1"><text:s text:c="8"/>1 <text:s text:c="3"/>0.000 <text:s text:c="3"/>0.000 <text:s text:c="3"/>0.000 <text:s text:c="3"/>0.000 random.py:805(SystemRandom)</text:p>
      <text:p text:style-name="P1"><text:s text:c="8"/>1 <text:s text:c="3"/>0.000 <text:s text:c="3"/>0.000 <text:s text:c="3"/>0.000 <text:s text:c="3"/>0.000 suite.py:252(_ErrorHolder)</text:p>
      <text:p text:style-name="P1"><text:s text:c="8"/>1 <text:s text:c="3"/>0.000 <text:s text:c="3"/>0.000 <text:s text:c="3"/>0.000 <text:s text:c="3"/>0.000 threading.py:300(_is_owned)</text:p>
      <text:p text:style-name="P1"><text:s text:c="8"/>1 <text:s text:c="3"/>0.000 <text:s text:c="3"/>0.000 <text:s text:c="3"/>0.000 <text:s text:c="3"/>0.000 _internal.py:200(dummy_ctype)</text:p>
      <text:p text:style-name="P1"><text:s text:c="8"/>7 <text:s text:c="3"/>0.000 <text:s text:c="3"/>0.000 <text:s text:c="3"/>0.000 <text:s text:c="3"/>0.000 _inspect.py:144(&lt;lambda&gt;)</text:p>
      <text:p text:style-name="P1"><text:s text:c="8"/>1 <text:s text:c="3"/>0.000 <text:s text:c="3"/>0.000 <text:s text:c="3"/>0.000 <text:s text:c="3"/>0.000 threading.py:125(_RLock)</text:p>
      <text:p text:style-name="P1"><text:s text:c="8"/>1 <text:s text:c="3"/>0.000 <text:s text:c="3"/>0.000 <text:s text:c="3"/>0.000 <text:s text:c="3"/>0.000 records.py:84(format_parser)</text:p>
      <text:p text:style-name="P1"><text:s text:c="8"/>1 <text:s text:c="3"/>0.000 <text:s text:c="3"/>0.000 <text:s text:c="3"/>0.000 <text:s text:c="3"/>0.000 index_tricks.py:536(ndindex)</text:p>
      <text:p text:style-name="P1"><text:s text:c="8"/>1 <text:s text:c="3"/>0.000 <text:s text:c="3"/>0.000 <text:s text:c="3"/>0.000 <text:s text:c="3"/>0.000 threading.py:542(Event)</text:p>
      <text:p text:style-name="P1"><text:s text:c="8"/>1 <text:s text:c="3"/>0.000 <text:s text:c="3"/>0.000 <text:s text:c="3"/>0.000 <text:s text:c="3"/>0.000 core.py:968(_MaskedBinaryOperation)</text:p>
      <text:p text:style-name="P1"><text:s text:c="8"/>1 <text:s text:c="3"/>0.000 <text:s text:c="3"/>0.000 <text:s text:c="3"/>0.000 <text:s text:c="3"/>0.000 {zip}</text:p>
      <text:p text:style-name="P1"><text:s text:c="8"/>1 <text:s text:c="3"/>0.000 <text:s text:c="3"/>0.000 <text:s text:c="3"/>0.000 <text:s text:c="3"/>0.000 threading.py:552(_Event)</text:p>
      <text:p text:style-name="P1"><text:s text:c="8"/>2 <text:s text:c="3"/>0.000 <text:s text:c="3"/>0.000 <text:s text:c="3"/>0.000 <text:s text:c="3"/>0.000 {method 'clear' of 'dict' objects}</text:p>
      <text:p text:style-name="P1"><text:s text:c="8"/>1 <text:s text:c="3"/>0.000 <text:s text:c="3"/>0.000 <text:s text:c="3"/>0.000 <text:s text:c="3"/>0.000 pprint.py:84(PrettyPrinter)</text:p>
      <text:p text:style-name="P1"><text:s text:c="8"/>1 <text:s text:c="3"/>0.000 <text:s text:c="3"/>0.000 <text:s text:c="3"/>0.000 <text:s text:c="3"/>0.000 utils.py:1623(WarningManager)</text:p>
      <text:p text:style-name="P1"><text:s text:c="8"/>1 <text:s text:c="3"/>0.000 <text:s text:c="3"/>0.000 <text:s text:c="3"/>0.000 <text:s text:c="3"/>0.000 threading.py:288(__exit__)</text:p>
      <text:p text:style-name="P1"><text:s text:c="8"/>1 <text:s text:c="3"/>0.000 <text:s text:c="3"/>0.000 <text:s text:c="3"/>0.000 <text:s text:c="3"/>0.000 records.py:216(record)</text:p>
      <text:p text:style-name="P1"><text:s text:c="8"/>1 <text:s text:c="3"/>0.000 <text:s text:c="3"/>0.000 <text:s text:c="3"/>0.000 <text:s text:c="3"/>0.000 core.py:6412(_extrema_operation)</text:p>
      <text:p text:style-name="P1"><text:s text:c="8"/>1 <text:s text:c="3"/>0.000 <text:s text:c="3"/>0.000 <text:s text:c="3"/>0.000 <text:s text:c="3"/>0.000 runner.py:119(TextTestRunner)</text:p>
      <text:p text:style-name="P1"><text:s text:c="8"/>1 <text:s text:c="3"/>0.000 <text:s text:c="3"/>0.000 <text:s text:c="3"/>0.000 <text:s text:c="3"/>0.000 __future__.py:74(_Feature)</text:p>
      <text:p text:style-name="P1"><text:s text:c="8"/>1 <text:s text:c="3"/>0.000 <text:s text:c="3"/>0.000 <text:s text:c="3"/>0.000 <text:s text:c="3"/>0.000 __init__.py:385(PyDLL)</text:p>
      <text:p text:style-name="P1"><text:s text:c="8"/>1 <text:s text:c="3"/>0.000 <text:s text:c="3"/>0.000 <text:s text:c="3"/>0.000 <text:s text:c="3"/>0.000 arrayprint.py:1177(StructureFormat)</text:p>
      <text:p text:style-name="P1"><text:s text:c="8"/>1 <text:s text:c="3"/>0.000 <text:s text:c="3"/>0.000 <text:s text:c="3"/>0.000 <text:s text:c="3"/>0.000 difflib.py:764(Differ)</text:p>
      <text:p text:style-name="P1"><text:s text:c="8"/>1 <text:s text:c="3"/>0.000 <text:s text:c="3"/>0.000 <text:s text:c="3"/>0.000 <text:s text:c="3"/>0.000 extras.py:1453(MAxisConcatenator)</text:p>
      <text:p text:style-name="P1"><text:s text:c="8"/>1 <text:s text:c="3"/>0.000 <text:s text:c="3"/>0.000 <text:s text:c="3"/>0.000 <text:s text:c="3"/>0.000 core.py:8011(_convert2ma)</text:p>
      <text:p text:style-name="P1"><text:s text:c="8"/>1 <text:s text:c="3"/>0.000 <text:s text:c="3"/>0.000 <text:s text:c="3"/>0.000 <text:s text:c="3"/>0.000 copy_reg.py:27(constructor)</text:p>
      <text:p text:style-name="P1"><text:s text:c="8"/>1 <text:s text:c="3"/>0.000 <text:s text:c="3"/>0.000 <text:s text:c="3"/>0.000 <text:s text:c="3"/>0.000 getlimits.py:305(finfo)</text:p>
      <text:p text:style-name="P1"><text:s text:c="8"/>1 <text:s text:c="3"/>0.000 <text:s text:c="3"/>0.000 <text:s text:c="3"/>0.000 <text:s text:c="3"/>0.000 threading.py:255(_Condition)</text:p>
      <text:p text:style-name="P1"><text:s text:c="8"/>1 <text:s text:c="3"/>0.000 <text:s text:c="3"/>0.000 <text:s text:c="3"/>0.000 <text:s text:c="3"/>0.000 utils.py:1590(WarningMessage)</text:p>
      <text:p text:style-name="P1"><text:s text:c="8"/>1 <text:s text:c="3"/>0.000 <text:s text:c="3"/>0.000 <text:s text:c="3"/>0.000 <text:s text:c="3"/>0.000 suite.py:78(TestSuite)</text:p>
      <text:p text:style-name="P1"><text:s text:c="8"/>1 <text:s text:c="3"/>0.000 <text:s text:c="3"/>0.000 <text:s text:c="3"/>0.000 <text:s text:c="3"/>0.000 utils.py:1891(clear_and_catch_warnings)</text:p>
      <text:p text:style-name="P1"><text:s text:c="8"/>7 <text:s text:c="3"/>0.000 <text:s text:c="3"/>0.000 <text:s text:c="3"/>0.000 <text:s text:c="3"/>0.000 __future__.py:75(__init__)</text:p>
      <text:p text:style-name="P1"><text:s text:c="8"/>1 <text:s text:c="3"/>0.000 <text:s text:c="3"/>0.000 <text:s text:c="3"/>0.000 <text:s text:c="3"/>0.000 _import_tools.py:9(PackageLoader)</text:p>
      <text:p text:style-name="P1"><text:s text:c="8"/>1 <text:s text:c="3"/>0.000 <text:s text:c="3"/>0.000 <text:s text:c="3"/>0.000 <text:s text:c="3"/>0.000 {math.sqrt}</text:p>
      <text:p text:style-name="P1"><text:s text:c="8"/>1 <text:s text:c="3"/>0.000 <text:s text:c="3"/>0.000 <text:s text:c="3"/>0.000 <text:s text:c="3"/>0.000 core.py:2368(_MaskedPrintOption)</text:p>
      <text:p text:style-name="P1"><text:s text:c="8"/>1 <text:s text:c="3"/>0.000 <text:s text:c="3"/>0.000 <text:s text:c="3"/>0.000 <text:s text:c="3"/>0.000 {_hashlib.openssl_md5}</text:p>
      <text:p text:style-name="P1"><text:s text:c="8"/>1 <text:s text:c="3"/>0.000 <text:s text:c="3"/>0.000 <text:s text:c="3"/>0.000 <text:s text:c="3"/>0.000 arrayprint.py:752(FloatingFormat)</text:p>
      <text:p text:style-name="P1"><text:s text:c="8"/>1 <text:s text:c="3"/>0.000 <text:s text:c="3"/>0.000 <text:s text:c="3"/>0.000 <text:s text:c="3"/>0.000 helper.py:230(_FFTCache)</text:p>
      <text:p text:style-name="P1"><text:s text:c="8"/>1 <text:s text:c="3"/>0.000 <text:s text:c="3"/>0.000 <text:s text:c="3"/>0.000 <text:s text:c="3"/>0.000 memmap.py:20(memmap)</text:p>
      <text:p text:style-name="P1"><text:s text:c="8"/>1 <text:s text:c="3"/>0.000 <text:s text:c="3"/>0.000 <text:s text:c="3"/>0.000 <text:s text:c="3"/>0.000 core.py:6531(_frommethod)</text:p>
      <text:p text:style-name="P1"><text:s text:c="8"/>1 <text:s text:c="3"/>0.000 <text:s text:c="3"/>0.000 <text:s text:c="3"/>0.000 <text:s text:c="3"/>0.000 warnings.py:377(__exit__)</text:p>
      <text:p text:style-name="P1"><text:s text:c="8"/>1 <text:s text:c="3"/>0.000 <text:s text:c="3"/>0.000 <text:s text:c="3"/>0.000 <text:s text:c="3"/>0.000 core.py:2586(MaskedIterator)</text:p>
      <text:p text:style-name="P1"><text:s text:c="8"/>4 <text:s text:c="3"/>0.000 <text:s text:c="3"/>0.000 <text:s text:c="3"/>0.000 <text:s text:c="3"/>0.000 mixins.py:55(_unary_method)</text:p>
      <text:p text:style-name="P1"><text:s text:c="8"/>1 <text:s text:c="3"/>0.000 <text:s text:c="3"/>0.000 <text:s text:c="3"/>0.000 <text:s text:c="3"/>0.000 arrayprint.py:1162(TimedeltaFormat)</text:p>
      <text:p text:style-name="P1"><text:s text:c="8"/>1 <text:s text:c="3"/>0.000 <text:s text:c="3"/>0.000 <text:s text:c="3"/>0.000 <text:s text:c="3"/>0.000 linalg.py:44(LinAlgError)</text:p>
      <text:p text:style-name="P1"><text:s text:c="8"/>1 <text:s text:c="3"/>0.000 <text:s text:c="3"/>0.000 <text:s text:c="3"/>0.000 <text:s text:c="3"/>0.000 contextlib.py:9(GeneratorContextManager)</text:p>
      <text:p text:style-name="P1"><text:s text:c="8"/>1 <text:s text:c="3"/>0.000 <text:s text:c="3"/>0.000 <text:s text:c="3"/>0.000 <text:s text:c="3"/>0.000 contextlib.py:132(closing)</text:p>
      <text:p text:style-name="P1"><text:s text:c="8"/>1 <text:s text:c="3"/>0.000 <text:s text:c="3"/>0.000 <text:s text:c="3"/>0.000 <text:s text:c="3"/>0.000 arrayprint.py:402(_recursive_guard)</text:p>
      <text:p text:style-name="P1"><text:soft-page-break/><text:s text:c="8"/>1 <text:s text:c="3"/>0.000 <text:s text:c="3"/>0.000 <text:s text:c="3"/>0.000 <text:s text:c="3"/>0.000 arrayprint.py:1130(DatetimeFormat)</text:p>
      <text:p text:style-name="P1"><text:s text:c="8"/>1 <text:s text:c="3"/>0.000 <text:s text:c="3"/>0.000 <text:s text:c="3"/>0.000 <text:s text:c="3"/>0.000 {numpy.core.multiarray.set_typeDict}</text:p>
      <text:p text:style-name="P1"><text:s text:c="8"/>1 <text:s text:c="3"/>0.000 <text:s text:c="3"/>0.000 <text:s text:c="3"/>0.000 <text:s text:c="3"/>0.000 core.py:831(_DomainSafeDivide)</text:p>
      <text:p text:style-name="P1"><text:s text:c="8"/>1 <text:s text:c="3"/>0.000 <text:s text:c="3"/>0.000 <text:s text:c="3"/>0.000 <text:s text:c="3"/>0.000 __init__.py:223(c_ubyte)</text:p>
      <text:p text:style-name="P1"><text:s text:c="8"/>1 <text:s text:c="3"/>0.000 <text:s text:c="3"/>0.000 <text:s text:c="3"/>0.000 <text:s text:c="3"/>0.000 threading.py:1079(_MainThread)</text:p>
      <text:p text:style-name="P1"><text:s text:c="8"/>1 <text:s text:c="3"/>0.000 <text:s text:c="3"/>0.000 <text:s text:c="3"/>0.000 <text:s text:c="3"/>0.000 arrayprint.py:1070(ComplexFloatingFormat)</text:p>
      <text:p text:style-name="P1"><text:s text:c="8"/>1 <text:s text:c="3"/>0.000 <text:s text:c="3"/>0.000 <text:s text:c="3"/>0.000 <text:s text:c="3"/>0.000 {_hashlib.openssl_sha1}</text:p>
      <text:p text:style-name="P1"><text:s text:c="8"/>2 <text:s text:c="3"/>0.000 <text:s text:c="3"/>0.000 <text:s text:c="3"/>0.000 <text:s text:c="3"/>0.000 {numpy.core.multiarray.set_string_function}</text:p>
      <text:p text:style-name="P1"><text:s text:c="8"/>1 <text:s text:c="3"/>0.000 <text:s text:c="3"/>0.000 <text:s text:c="3"/>0.000 <text:s text:c="3"/>0.000 core.py:169(MaskError)</text:p>
      <text:p text:style-name="P1"><text:s text:c="8"/>1 <text:s text:c="3"/>0.000 <text:s text:c="3"/>0.000 <text:s text:c="3"/>0.000 <text:s text:c="3"/>0.000 stat.py:24(S_IFMT)</text:p>
      <text:p text:style-name="P1"><text:s text:c="8"/>1 <text:s text:c="3"/>0.000 <text:s text:c="3"/>0.000 <text:s text:c="3"/>0.000 <text:s text:c="3"/>0.000 extras.py:1478(mr_class)</text:p>
      <text:p text:style-name="P1"><text:s text:c="8"/>1 <text:s text:c="3"/>0.000 <text:s text:c="3"/>0.000 <text:s text:c="3"/>0.000 <text:s text:c="3"/>0.000 _iotools.py:468(ConverterLockError)</text:p>
      <text:p text:style-name="P1"><text:s text:c="8"/>1 <text:s text:c="3"/>0.000 <text:s text:c="3"/>0.000 <text:s text:c="3"/>0.000 <text:s text:c="3"/>0.000 __init__.py:169(c_ushort)</text:p>
      <text:p text:style-name="P1"><text:s text:c="8"/>1 <text:s text:c="3"/>0.000 <text:s text:c="3"/>0.000 <text:s text:c="3"/>0.000 <text:s text:c="3"/>0.000 version.py:5(&lt;module&gt;)</text:p>
      <text:p text:style-name="P1"><text:s text:c="8"/>1 <text:s text:c="3"/>0.000 <text:s text:c="3"/>0.000 <text:s text:c="3"/>0.000 <text:s text:c="3"/>0.000 threading.py:1049(_Timer)</text:p>
      <text:p text:style-name="P1"><text:s text:c="8"/>1 <text:s text:c="3"/>0.000 <text:s text:c="3"/>0.000 <text:s text:c="3"/>0.000 <text:s text:c="3"/>0.000 polynomial.py:22(RankWarning)</text:p>
      <text:p text:style-name="P1"><text:s text:c="8"/>1 <text:s text:c="3"/>0.000 <text:s text:c="3"/>0.000 <text:s text:c="3"/>0.000 <text:s text:c="3"/>0.000 core.py:894(_MaskedUnaryOperation)</text:p>
      <text:p text:style-name="P1"><text:s text:c="8"/>1 <text:s text:c="3"/>0.000 <text:s text:c="3"/>0.000 <text:s text:c="3"/>0.000 <text:s text:c="3"/>0.000 {_hashlib.openssl_sha224}</text:p>
      <text:p text:style-name="P1"><text:s text:c="8"/>1 <text:s text:c="3"/>0.000 <text:s text:c="3"/>0.000 <text:s text:c="3"/>0.000 <text:s text:c="3"/>0.000 decimal.py:298(Rounded)</text:p>
      <text:p text:style-name="P1"><text:s text:c="8"/>1 <text:s text:c="3"/>0.000 <text:s text:c="3"/>0.000 <text:s text:c="3"/>0.000 <text:s text:c="3"/>0.000 {method 'acquire' of 'thread.lock' objects}</text:p>
      <text:p text:style-name="P1"><text:s text:c="8"/>1 <text:s text:c="3"/>0.000 <text:s text:c="3"/>0.000 <text:s text:c="3"/>0.000 <text:s text:c="3"/>0.000 decimal.py:250(DivisionImpossible)</text:p>
      <text:p text:style-name="P1"><text:s text:c="8"/>1 <text:s text:c="3"/>0.000 <text:s text:c="3"/>0.000 <text:s text:c="3"/>0.000 <text:s text:c="3"/>0.000 index_tricks.py:486(ndenumerate)</text:p>
      <text:p text:style-name="P1"><text:s text:c="8"/>1 <text:s text:c="3"/>0.000 <text:s text:c="3"/>0.000 <text:s text:c="3"/>0.000 <text:s text:c="3"/>0.000 __init__.py:356(_FuncPtr)</text:p>
      <text:p text:style-name="P1"><text:s text:c="8"/>1 <text:s text:c="3"/>0.000 <text:s text:c="3"/>0.000 <text:s text:c="3"/>0.000 <text:s text:c="3"/>0.000 _import_tools.py:339(PackageLoaderDebug)</text:p>
      <text:p text:style-name="P1"><text:s text:c="8"/>1 <text:s text:c="3"/>0.000 <text:s text:c="3"/>0.000 <text:s text:c="3"/>0.000 <text:s text:c="3"/>0.000 arrayprint.py:1047(IntegerFormat)</text:p>
      <text:p text:style-name="P1"><text:s text:c="8"/>1 <text:s text:c="3"/>0.000 <text:s text:c="3"/>0.000 <text:s text:c="3"/>0.000 <text:s text:c="3"/>0.000 numeric.py:2790(errstate)</text:p>
      <text:p text:style-name="P1"><text:s text:c="8"/>1 <text:s text:c="3"/>0.000 <text:s text:c="3"/>0.000 <text:s text:c="3"/>0.000 <text:s text:c="3"/>0.000 _internal.py:235(_missing_ctypes)</text:p>
      <text:p text:style-name="P1"><text:s text:c="8"/>1 <text:s text:c="3"/>0.000 <text:s text:c="3"/>0.000 <text:s text:c="3"/>0.000 <text:s text:c="3"/>0.000 utils.py:57(_Deprecate)</text:p>
      <text:p text:style-name="P1"><text:s text:c="8"/>1 <text:s text:c="3"/>0.000 <text:s text:c="3"/>0.000 <text:s text:c="3"/>0.000 <text:s text:c="3"/>0.000 runner.py:12(_WritelnDecorator)</text:p>
      <text:p text:style-name="P1"><text:s text:c="8"/>1 <text:s text:c="3"/>0.000 <text:s text:c="3"/>0.000 <text:s text:c="3"/>0.000 <text:s text:c="3"/>0.000 decimal.py:5673(_Log10Memoize)</text:p>
      <text:p text:style-name="P1"><text:s text:c="8"/>1 <text:s text:c="3"/>0.000 <text:s text:c="3"/>0.000 <text:s text:c="3"/>0.000 <text:s text:c="3"/>0.000 _distributor_init.py:10(&lt;module&gt;)</text:p>
      <text:p text:style-name="P1"><text:s text:c="8"/>1 <text:s text:c="3"/>0.000 <text:s text:c="3"/>0.000 <text:s text:c="3"/>0.000 <text:s text:c="3"/>0.000 decimal.py:160(DecimalException)</text:p>
      <text:p text:style-name="P1"><text:s text:c="7"/>10 <text:s text:c="3"/>0.000 <text:s text:c="3"/>0.000 <text:s text:c="3"/>0.000 <text:s text:c="3"/>0.000 {method 'group' of '_sre.SRE_Match' objects}</text:p>
      <text:p text:style-name="P1"><text:s text:c="8"/>1 <text:s text:c="3"/>0.000 <text:s text:c="3"/>0.000 <text:s text:c="3"/>0.000 <text:s text:c="3"/>0.000 decimal.py:261(DivisionUndefined)</text:p>
      <text:p text:style-name="P1"><text:s text:c="8"/>1 <text:s text:c="3"/>0.000 <text:s text:c="3"/>0.000 <text:s text:c="3"/>0.000 <text:s text:c="3"/>0.000 polyutils.py:62(PolyError)</text:p>
      <text:p text:style-name="P1"><text:s text:c="8"/>1 <text:s text:c="3"/>0.000 <text:s text:c="3"/>0.000 <text:s text:c="3"/>0.000 <text:s text:c="3"/>0.000 threading.py:57(_Verbose)</text:p>
      <text:p text:style-name="P1"><text:s text:c="8"/>1 <text:s text:c="3"/>0.000 <text:s text:c="3"/>0.000 <text:s text:c="3"/>0.000 <text:s text:c="3"/>0.000 decimal.py:5677(__init__)</text:p>
      <text:p text:style-name="P1"><text:s text:c="8"/>1 <text:s text:c="3"/>0.000 <text:s text:c="3"/>0.000 <text:s text:c="3"/>0.000 <text:s text:c="3"/>0.000 {_hashlib.openssl_sha512}</text:p>
      <text:p text:style-name="P1"><text:s text:c="8"/>1 <text:s text:c="3"/>0.000 <text:s text:c="3"/>0.000 <text:s text:c="3"/>0.000 <text:s text:c="3"/>0.000 decimal.py:183(Clamped)</text:p>
      <text:p text:style-name="P1"><text:s text:c="8"/>1 <text:s text:c="3"/>0.000 <text:s text:c="3"/>0.000 <text:s text:c="3"/>0.000 <text:s text:c="3"/>0.000 _endian.py:23(_swapped_meta)</text:p>
      <text:p text:style-name="P1"><text:s text:c="7"/>12 <text:s text:c="3"/>0.000 <text:s text:c="3"/>0.000 <text:s text:c="3"/>0.000 <text:s text:c="3"/>0.000 {method 'isdigit' of 'str' objects}</text:p>
      <text:p text:style-name="P1"><text:s text:c="8"/>1 <text:s text:c="3"/>0.000 <text:s text:c="3"/>0.000 <text:s text:c="3"/>0.000 <text:s text:c="3"/>0.000 ast.py:217(NodeVisitor)</text:p>
      <text:p text:style-name="P1"><text:s text:c="8"/>2 <text:s text:c="3"/>0.000 <text:s text:c="3"/>0.000 <text:s text:c="3"/>0.000 <text:s text:c="3"/>0.000 index_tricks.py:159(__init__)</text:p>
      <text:p text:style-name="P1"><text:s text:c="8"/>1 <text:s text:c="3"/>0.000 <text:s text:c="3"/>0.000 <text:s text:c="3"/>0.000 <text:s text:c="3"/>0.000 utils.py:1850(IgnoreException)</text:p>
      <text:p text:style-name="P1"><text:s text:c="8"/>1 <text:s text:c="3"/>0.000 <text:s text:c="3"/>0.000 <text:s text:c="3"/>0.000 <text:s text:c="3"/>0.000 case.py:98(_AssertRaisesContext)</text:p>
      <text:p text:style-name="P1"><text:s text:c="8"/>2 <text:s text:c="3"/>0.000 <text:s text:c="3"/>0.000 <text:s text:c="3"/>0.000 <text:s text:c="3"/>0.000 core.py:874(__init__)</text:p>
      <text:p text:style-name="P1"><text:s text:c="8"/>1 <text:s text:c="3"/>0.000 <text:s text:c="3"/>0.000 <text:s text:c="3"/>0.000 <text:s text:c="3"/>0.000 __init__.py:156(py_object)</text:p>
      <text:p text:style-name="P1"><text:s text:c="8"/>1 <text:s text:c="3"/>0.000 <text:s text:c="3"/>0.000 <text:s text:c="3"/>0.000 <text:s text:c="3"/>0.000 core.py:788(_DomainCheckInterval)</text:p>
      <text:p text:style-name="P1"><text:s text:c="8"/>1 <text:s text:c="3"/>0.000 <text:s text:c="3"/>0.000 <text:s text:c="3"/>0.000 <text:s text:c="3"/>0.000 {method '__exit__' of 'thread.lock' objects}</text:p>
      <text:p text:style-name="P1"><text:s text:c="8"/>1 <text:s text:c="3"/>0.000 <text:s text:c="3"/>0.000 <text:s text:c="3"/>0.000 <text:s text:c="3"/>0.000 extras.py:291(_fromnxfunction_seq)</text:p>
      <text:p text:style-name="P1"><text:s text:c="8"/>1 <text:s text:c="3"/>0.000 <text:s text:c="3"/>0.000 <text:s text:c="3"/>0.000 <text:s text:c="3"/>0.000 decimal.py:195(InvalidOperation)</text:p>
      <text:p text:style-name="P1"><text:s text:c="8"/>1 <text:s text:c="3"/>0.000 <text:s text:c="3"/>0.000 <text:s text:c="3"/>0.000 <text:s text:c="3"/>0.000 io.py:79(TextIOBase)</text:p>
      <text:p text:style-name="P1"><text:s text:c="8"/>3 <text:s text:c="3"/>0.000 <text:s text:c="3"/>0.000 <text:s text:c="3"/>0.000 <text:s text:c="3"/>0.000 core.py:1354(getmask)</text:p>
      <text:p text:style-name="P1"><text:s text:c="8"/>1 <text:s text:c="3"/>0.000 <text:s text:c="3"/>0.000 <text:s text:c="3"/>0.000 <text:s text:c="3"/>0.000 {method 'lstrip' of 'str' objects}</text:p>
      <text:p text:style-name="P1"><text:s text:c="8"/>2 <text:s text:c="3"/>0.000 <text:s text:c="3"/>0.000 <text:s text:c="3"/>0.000 <text:s text:c="3"/>0.000 core.py:6250(__has_singleton)</text:p>
      <text:p text:style-name="P1"><text:soft-page-break/><text:s text:c="8"/>1 <text:s text:c="3"/>0.000 <text:s text:c="3"/>0.000 <text:s text:c="3"/>0.000 <text:s text:c="3"/>0.000 threading.py:1088(_set_daemon)</text:p>
      <text:p text:style-name="P1"><text:s text:c="8"/>1 <text:s text:c="3"/>0.000 <text:s text:c="3"/>0.000 <text:s text:c="3"/>0.000 <text:s text:c="3"/>0.000 extras.py:304(_fromnxfunction_args)</text:p>
      <text:p text:style-name="P1"><text:s text:c="8"/>1 <text:s text:c="3"/>0.000 <text:s text:c="3"/>0.000 <text:s text:c="3"/>0.000 <text:s text:c="3"/>0.000 threading.py:780(_set_ident)</text:p>
      <text:p text:style-name="P1"><text:s text:c="8"/>1 <text:s text:c="3"/>0.000 <text:s text:c="3"/>0.000 <text:s text:c="3"/>0.000 <text:s text:c="3"/>0.000 index_tricks.py:456(CClass)</text:p>
      <text:p text:style-name="P1"><text:s text:c="8"/>1 <text:s text:c="3"/>0.000 <text:s text:c="3"/>0.000 <text:s text:c="3"/>0.000 <text:s text:c="3"/>0.000 __init__.py:235(c_char)</text:p>
      <text:p text:style-name="P1"><text:s text:c="8"/>3 <text:s text:c="3"/>0.000 <text:s text:c="3"/>0.000 <text:s text:c="3"/>0.000 <text:s text:c="3"/>0.000 __init__.py:491(CFunctionType)</text:p>
      <text:p text:style-name="P1"><text:s text:c="8"/>2 <text:s text:c="3"/>0.000 <text:s text:c="3"/>0.000 <text:s text:c="3"/>0.000 <text:s text:c="3"/>0.000 {thread.get_ident}</text:p>
      <text:p text:style-name="P1"><text:s text:c="8"/>1 <text:s text:c="3"/>0.000 <text:s text:c="3"/>0.000 <text:s text:c="3"/>0.000 <text:s text:c="3"/>0.000 _iotools.py:460(ConverterError)</text:p>
      <text:p text:style-name="P1"><text:s text:c="8"/>1 <text:s text:c="3"/>0.000 <text:s text:c="3"/>0.000 <text:s text:c="3"/>0.000 <text:s text:c="3"/>0.000 ast.py:254(NodeTransformer)</text:p>
      <text:p text:style-name="P1"><text:s text:c="8"/>1 <text:s text:c="3"/>0.000 <text:s text:c="3"/>0.000 <text:s text:c="3"/>0.000 <text:s text:c="3"/>0.000 stat.py:40(S_ISDIR)</text:p>
      <text:p text:style-name="P1"><text:s text:c="8"/>1 <text:s text:c="3"/>0.000 <text:s text:c="3"/>0.000 <text:s text:c="3"/>0.000 <text:s text:c="3"/>0.000 decimal.py:321(Overflow)</text:p>
      <text:p text:style-name="P1"><text:s text:c="8"/>1 <text:s text:c="3"/>0.000 <text:s text:c="3"/>0.000 <text:s text:c="3"/>0.000 <text:s text:c="3"/>0.000 threading.py:515(_BoundedSemaphore)</text:p>
      <text:p text:style-name="P1"><text:s text:c="8"/>1 <text:s text:c="3"/>0.000 <text:s text:c="3"/>0.000 <text:s text:c="3"/>0.000 <text:s text:c="3"/>0.000 __init__.py:173(c_long)</text:p>
      <text:p text:style-name="P1"><text:s text:c="8"/>1 <text:s text:c="3"/>0.000 <text:s text:c="3"/>0.000 <text:s text:c="3"/>0.000 <text:s text:c="3"/>0.000 machar.py:17(MachAr)</text:p>
      <text:p text:style-name="P1"><text:s text:c="8"/>1 <text:s text:c="3"/>0.000 <text:s text:c="3"/>0.000 <text:s text:c="3"/>0.000 <text:s text:c="3"/>0.000 threading.py:423(_Semaphore)</text:p>
      <text:p text:style-name="P1"><text:s text:c="8"/>1 <text:s text:c="3"/>0.000 <text:s text:c="3"/>0.000 <text:s text:c="3"/>0.000 <text:s text:c="3"/>0.000 _abcoll.py:98(__subclasshook__)</text:p>
      <text:p text:style-name="P1"><text:s text:c="8"/>1 <text:s text:c="3"/>0.000 <text:s text:c="3"/>0.000 <text:s text:c="3"/>0.000 <text:s text:c="3"/>0.000 decimal.py:5419(_WorkRep)</text:p>
      <text:p text:style-name="P1"><text:s text:c="8"/>1 <text:s text:c="3"/>0.000 <text:s text:c="3"/>0.000 <text:s text:c="3"/>0.000 <text:s text:c="3"/>0.000 core.py:852(_DomainGreater)</text:p>
      <text:p text:style-name="P1"><text:s text:c="8"/>1 <text:s text:c="3"/>0.000 <text:s text:c="3"/>0.000 <text:s text:c="3"/>0.000 <text:s text:c="3"/>0.000 npyio.py:42(BagObj)</text:p>
      <text:p text:style-name="P1"><text:s text:c="8"/>1 <text:s text:c="3"/>0.000 <text:s text:c="3"/>0.000 <text:s text:c="3"/>0.000 <text:s text:c="3"/>0.000 __init__.py:240(c_char_p)</text:p>
      <text:p text:style-name="P1"><text:s text:c="8"/>3 <text:s text:c="3"/>0.000 <text:s text:c="3"/>0.000 <text:s text:c="3"/>0.000 <text:s text:c="3"/>0.000 UserDict.py:103(__contains__)</text:p>
      <text:p text:style-name="P1"><text:s text:c="8"/>1 <text:s text:c="3"/>0.000 <text:s text:c="3"/>0.000 <text:s text:c="3"/>0.000 <text:s text:c="3"/>0.000 stride_tricks.py:15(DummyArray)</text:p>
      <text:p text:style-name="P1"><text:s text:c="8"/>5 <text:s text:c="3"/>0.000 <text:s text:c="3"/>0.000 <text:s text:c="3"/>0.000 <text:s text:c="3"/>0.000 _inspect.py:145(&lt;lambda&gt;)</text:p>
      <text:p text:style-name="P1"><text:s text:c="8"/>1 <text:s text:c="3"/>0.000 <text:s text:c="3"/>0.000 <text:s text:c="3"/>0.000 <text:s text:c="3"/>0.000 decimal.py:3749(_ContextManager)</text:p>
      <text:p text:style-name="P1"><text:s text:c="8"/>3 <text:s text:c="3"/>0.000 <text:s text:c="3"/>0.000 <text:s text:c="3"/>0.000 <text:s text:c="3"/>0.000 {abs}</text:p>
      <text:p text:style-name="P1"><text:s text:c="8"/>1 <text:s text:c="3"/>0.000 <text:s text:c="3"/>0.000 <text:s text:c="3"/>0.000 <text:s text:c="3"/>0.000 numerictypes.py:762(_typedict)</text:p>
      <text:p text:style-name="P1"><text:s text:c="8"/>1 <text:s text:c="3"/>0.000 <text:s text:c="3"/>0.000 <text:s text:c="3"/>0.000 <text:s text:c="3"/>0.000 threading.py:1119(_DummyThread)</text:p>
      <text:p text:style-name="P1"><text:s text:c="8"/>1 <text:s text:c="3"/>0.000 <text:s text:c="3"/>0.000 <text:s text:c="3"/>0.000 <text:s text:c="3"/>0.000 &lt;string&gt;:1(&lt;module&gt;)</text:p>
      <text:p text:style-name="P1"><text:s text:c="8"/>1 <text:s text:c="3"/>0.000 <text:s text:c="3"/>0.000 <text:s text:c="3"/>0.000 <text:s text:c="3"/>0.000 _internal.py:682(AxisError)</text:p>
      <text:p text:style-name="P1"><text:s text:c="8"/>1 <text:s text:c="3"/>0.000 <text:s text:c="3"/>0.000 <text:s text:c="3"/>0.000 <text:s text:c="3"/>0.000 __init__.py:230(c_byte)</text:p>
      <text:p text:style-name="P1"><text:s text:c="8"/>1 <text:s text:c="3"/>0.000 <text:s text:c="3"/>0.000 <text:s text:c="3"/>0.000 <text:s text:c="3"/>0.000 __init__.py:186(c_int)</text:p>
      <text:p text:style-name="P1"><text:s text:c="8"/>1 <text:s text:c="3"/>0.000 <text:s text:c="3"/>0.000 <text:s text:c="3"/>0.000 <text:s text:c="3"/>0.000 arrayprint.py:892(FloatFormat)</text:p>
      <text:p text:style-name="P1"><text:s text:c="8"/>1 <text:s text:c="3"/>0.000 <text:s text:c="3"/>0.000 <text:s text:c="3"/>0.000 <text:s text:c="3"/>0.000 {_hashlib.openssl_sha384}</text:p>
      <text:p text:style-name="P1"><text:s text:c="8"/>1 <text:s text:c="3"/>0.000 <text:s text:c="3"/>0.000 <text:s text:c="3"/>0.000 <text:s text:c="3"/>0.000 _globals.py:33(ModuleDeprecationWarning)</text:p>
      <text:p text:style-name="P1"><text:s text:c="8"/>3 <text:s text:c="3"/>0.000 <text:s text:c="3"/>0.000 <text:s text:c="3"/>0.000 <text:s text:c="3"/>0.000 core.py:858(__init__)</text:p>
      <text:p text:style-name="P1"><text:s text:c="8"/>1 <text:s text:c="3"/>0.000 <text:s text:c="3"/>0.000 <text:s text:c="3"/>0.000 <text:s text:c="3"/>0.000 index_tricks.py:356(RClass)</text:p>
      <text:p text:style-name="P1"><text:s text:c="8"/>1 <text:s text:c="3"/>0.000 <text:s text:c="3"/>0.000 <text:s text:c="3"/>0.000 <text:s text:c="3"/>0.000 {method '__enter__' of 'thread.lock' objects}</text:p>
      <text:p text:style-name="P1"><text:s text:c="8"/>1 <text:s text:c="3"/>0.000 <text:s text:c="3"/>0.000 <text:s text:c="3"/>0.000 <text:s text:c="3"/>0.000 UserDict.py:35(__getitem__)</text:p>
      <text:p text:style-name="P1"><text:s text:c="8"/>1 <text:s text:c="3"/>0.000 <text:s text:c="3"/>0.000 <text:s text:c="3"/>0.000 <text:s text:c="3"/>0.000 core.py:2374(__init__)</text:p>
      <text:p text:style-name="P1"><text:s text:c="8"/>1 <text:s text:c="3"/>0.000 <text:s text:c="3"/>0.000 <text:s text:c="3"/>0.000 <text:s text:c="3"/>0.000 shutil.py:31(Error)</text:p>
      <text:p text:style-name="P1"><text:s text:c="8"/>1 <text:s text:c="3"/>0.000 <text:s text:c="3"/>0.000 <text:s text:c="3"/>0.000 <text:s text:c="3"/>0.000 arrayprint.py:1096(LongComplexFormat)</text:p>
      <text:p text:style-name="P1"><text:s text:c="8"/>1 <text:s text:c="3"/>0.000 <text:s text:c="3"/>0.000 <text:s text:c="3"/>0.000 <text:s text:c="3"/>0.000 io.py:73(RawIOBase)</text:p>
      <text:p text:style-name="P1"><text:s text:c="8"/>1 <text:s text:c="3"/>0.000 <text:s text:c="3"/>0.000 <text:s text:c="3"/>0.000 <text:s text:c="3"/>0.000 suite.py:299(_DebugResult)</text:p>
      <text:p text:style-name="P1"><text:s text:c="8"/>1 <text:s text:c="3"/>0.000 <text:s text:c="3"/>0.000 <text:s text:c="3"/>0.000 <text:s text:c="3"/>0.000 case.py:34(_ExpectedFailure)</text:p>
      <text:p text:style-name="P1"><text:s text:c="8"/>1 <text:s text:c="3"/>0.000 <text:s text:c="3"/>0.000 <text:s text:c="3"/>0.000 <text:s text:c="3"/>0.000 extras.py:218(_fromnxfunction)</text:p>
      <text:p text:style-name="P1"><text:s text:c="8"/>1 <text:s text:c="3"/>0.000 <text:s text:c="3"/>0.000 <text:s text:c="3"/>0.000 <text:s text:c="3"/>0.000 arrayprint.py:1060(BoolFormat)</text:p>
      <text:p text:style-name="P1"><text:s text:c="8"/>1 <text:s text:c="3"/>0.000 <text:s text:c="3"/>0.000 <text:s text:c="3"/>0.000 <text:s text:c="3"/>0.000 _globals.py:56(_NoValue)</text:p>
      <text:p text:style-name="P1"><text:s text:c="8"/>1 <text:s text:c="3"/>0.000 <text:s text:c="3"/>0.000 <text:s text:c="3"/>0.000 <text:s text:c="3"/>0.000 __init__.py:257(c_bool)</text:p>
      <text:p text:style-name="P1"><text:s text:c="8"/>1 <text:s text:c="3"/>0.000 <text:s text:c="3"/>0.000 <text:s text:c="3"/>0.000 <text:s text:c="3"/>0.000 threading.py:64(_note)</text:p>
      <text:p text:style-name="P1"><text:s text:c="8"/>1 <text:s text:c="3"/>0.000 <text:s text:c="3"/>0.000 <text:s text:c="3"/>0.000 <text:s text:c="3"/>0.000 _globals.py:45(VisibleDeprecationWarning)</text:p>
      <text:p text:style-name="P1"><text:s text:c="8"/>1 <text:s text:c="3"/>0.000 <text:s text:c="3"/>0.000 <text:s text:c="3"/>0.000 <text:s text:c="3"/>0.000 shutil.py:38(ExecError)</text:p>
      <text:p text:style-name="P1"><text:s text:c="8"/>1 <text:s text:c="3"/>0.000 <text:s text:c="3"/>0.000 <text:s text:c="3"/>0.000 <text:s text:c="3"/>0.000 arrayprint.py:1104(_TimelikeFormat)</text:p>
      <text:p text:style-name="P1"><text:s text:c="8"/>1 <text:s text:c="3"/>0.000 <text:s text:c="3"/>0.000 <text:s text:c="3"/>0.000 <text:s text:c="3"/>0.000 __init__.py:194(c_float)</text:p>
      <text:p text:style-name="P1"><text:s text:c="8"/>1 <text:s text:c="3"/>0.000 <text:s text:c="3"/>0.000 <text:s text:c="3"/>0.000 <text:s text:c="3"/>0.000 __init__.py:198(c_double)</text:p>
      <text:p text:style-name="P1"><text:s text:c="8"/>1 <text:s text:c="3"/>0.000 <text:s text:c="3"/>0.000 <text:s text:c="3"/>0.000 <text:s text:c="3"/>0.000 decimal.py:284(InvalidContext)</text:p>
      <text:p text:style-name="P1"><text:s text:c="8"/>1 <text:s text:c="3"/>0.000 <text:s text:c="3"/>0.000 <text:s text:c="3"/>0.000 <text:s text:c="3"/>0.000 __init__.py:177(c_ulong)</text:p>
      <text:p text:style-name="P1"><text:s text:c="8"/>2 <text:s text:c="3"/>0.000 <text:s text:c="3"/>0.000 <text:s text:c="3"/>0.000 <text:s text:c="3"/>0.000 sre_parse.py:224(isdigit)</text:p>
      <text:p text:style-name="P1"><text:soft-page-break/><text:s text:c="8"/>1 <text:s text:c="3"/>0.000 <text:s text:c="3"/>0.000 <text:s text:c="3"/>0.000 <text:s text:c="3"/>0.000 {method 'view' of 'numpy.ndarray' objects}</text:p>
      <text:p text:style-name="P1"><text:s text:c="8"/>1 <text:s text:c="3"/>0.000 <text:s text:c="3"/>0.000 <text:s text:c="3"/>0.000 <text:s text:c="3"/>0.000 case.py:45(_UnexpectedSuccess)</text:p>
      <text:p text:style-name="P1"><text:s text:c="8"/>2 <text:s text:c="3"/>0.000 <text:s text:c="3"/>0.000 <text:s text:c="3"/>0.000 <text:s text:c="3"/>0.000 index_tricks.py:658(__init__)</text:p>
      <text:p text:style-name="P1"><text:s text:c="8"/>1 <text:s text:c="3"/>0.000 <text:s text:c="3"/>0.000 <text:s text:c="3"/>0.000 <text:s text:c="3"/>0.000 polyutils.py:58(RankWarning)</text:p>
      <text:p text:style-name="P1"><text:s text:c="8"/>2 <text:s text:c="3"/>0.000 <text:s text:c="3"/>0.000 <text:s text:c="3"/>0.000 <text:s text:c="3"/>0.000 {posix.getpid}</text:p>
      <text:p text:style-name="P1"><text:s text:c="8"/>1 <text:s text:c="3"/>0.000 <text:s text:c="3"/>0.000 <text:s text:c="3"/>0.000 <text:s text:c="3"/>0.000 __init__.py:288(c_wchar_p)</text:p>
      <text:p text:style-name="P1"><text:s text:c="8"/>1 <text:s text:c="3"/>0.000 <text:s text:c="3"/>0.000 <text:s text:c="3"/>0.000 <text:s text:c="3"/>0.000 case.py:25(SkipTest)</text:p>
      <text:p text:style-name="P1"><text:s text:c="8"/>1 <text:s text:c="3"/>0.000 <text:s text:c="3"/>0.000 <text:s text:c="3"/>0.000 <text:s text:c="3"/>0.000 core.py:94(MaskedArrayFutureWarning)</text:p>
      <text:p text:style-name="P1"><text:s text:c="8"/>1 <text:s text:c="3"/>0.000 <text:s text:c="3"/>0.000 <text:s text:c="3"/>0.000 <text:s text:c="3"/>0.000 __init__.py:190(c_uint)</text:p>
      <text:p text:style-name="P1"><text:s text:c="8"/>1 <text:s text:c="3"/>0.000 <text:s text:c="3"/>0.000 <text:s text:c="3"/>0.000 <text:s text:c="3"/>0.000 decimal.py:310(Subnormal)</text:p>
      <text:p text:style-name="P1"><text:s text:c="8"/>1 <text:s text:c="3"/>0.000 <text:s text:c="3"/>0.000 <text:s text:c="3"/>0.000 <text:s text:c="3"/>0.000 decimal.py:234(DivisionByZero)</text:p>
      <text:p text:style-name="P1"><text:s text:c="8"/>1 <text:s text:c="3"/>0.000 <text:s text:c="3"/>0.000 <text:s text:c="3"/>0.000 <text:s text:c="3"/>0.000 core.py:884(_MaskedUFunc)</text:p>
      <text:p text:style-name="P1"><text:s text:c="8"/>1 <text:s text:c="3"/>0.000 <text:s text:c="3"/>0.000 <text:s text:c="3"/>0.000 <text:s text:c="3"/>0.000 shutil.py:34(SpecialFileError)</text:p>
      <text:p text:style-name="P1"><text:s text:c="8"/>1 <text:s text:c="3"/>0.000 <text:s text:c="3"/>0.000 <text:s text:c="3"/>0.000 <text:s text:c="3"/>0.000 arrayprint.py:899(LongFloatFormat)</text:p>
      <text:p text:style-name="P1"><text:s text:c="8"/>1 <text:s text:c="3"/>0.000 <text:s text:c="3"/>0.000 <text:s text:c="3"/>0.000 <text:s text:c="3"/>0.000 polyutils.py:66(PolyDomainError)</text:p>
      <text:p text:style-name="P1"><text:s text:c="8"/>1 <text:s text:c="3"/>0.000 <text:s text:c="3"/>0.000 <text:s text:c="3"/>0.000 <text:s text:c="3"/>0.000 __init__.py:291(c_wchar)</text:p>
      <text:p text:style-name="P1"><text:s text:c="8"/>1 <text:s text:c="3"/>0.000 <text:s text:c="3"/>0.000 <text:s text:c="3"/>0.000 <text:s text:c="3"/>0.000 core.py:161(MAError)</text:p>
      <text:p text:style-name="P1"><text:s text:c="8"/>1 <text:s text:c="3"/>0.000 <text:s text:c="3"/>0.000 <text:s text:c="3"/>0.000 <text:s text:c="3"/>0.000 polyutils.py:79(PolyBase)</text:p>
      <text:p text:style-name="P1"><text:s text:c="8"/>1 <text:s text:c="3"/>0.000 <text:s text:c="3"/>0.000 <text:s text:c="3"/>0.000 <text:s text:c="3"/>0.000 _endian.py:46(BigEndianStructure)</text:p>
      <text:p text:style-name="P1"><text:s text:c="8"/>1 <text:s text:c="3"/>0.000 <text:s text:c="3"/>0.000 <text:s text:c="3"/>0.000 <text:s text:c="3"/>0.000 {_hashlib.openssl_sha256}</text:p>
      <text:p text:style-name="P1"><text:s text:c="8"/>1 <text:s text:c="3"/>0.000 <text:s text:c="3"/>0.000 <text:s text:c="3"/>0.000 <text:s text:c="3"/>0.000 extras.py:273(_fromnxfunction_single)</text:p>
      <text:p text:style-name="P1"><text:s text:c="8"/>1 <text:s text:c="3"/>0.000 <text:s text:c="3"/>0.000 <text:s text:c="3"/>0.000 <text:s text:c="3"/>0.000 extras.py:329(_fromnxfunction_allargs)</text:p>
      <text:p text:style-name="P1"><text:s text:c="8"/>1 <text:s text:c="3"/>0.000 <text:s text:c="3"/>0.000 <text:s text:c="3"/>0.000 <text:s text:c="3"/>0.000 core.py:868(_DomainGreaterEqual)</text:p>
      <text:p text:style-name="P1"><text:s text:c="8"/>1 <text:s text:c="3"/>0.000 <text:s text:c="3"/>0.000 <text:s text:c="3"/>0.000 <text:s text:c="3"/>0.000 arrayprint.py:1167(SubArrayFormat)</text:p>
      <text:p text:style-name="P1"><text:s text:c="8"/>1 <text:s text:c="3"/>0.000 <text:s text:c="3"/>0.000 <text:s text:c="3"/>0.000 <text:s text:c="3"/>0.000 decimal.py:272(Inexact)</text:p>
      <text:p text:style-name="P1"><text:s text:c="8"/>1 <text:s text:c="3"/>0.000 <text:s text:c="3"/>0.000 <text:s text:c="3"/>0.000 <text:s text:c="3"/>0.000 index_tricks.py:614(IndexExpression)</text:p>
      <text:p text:style-name="P1"><text:s text:c="8"/>1 <text:s text:c="3"/>0.000 <text:s text:c="3"/>0.000 <text:s text:c="3"/>0.000 <text:s text:c="3"/>0.000 core.py:813(_DomainTan)</text:p>
      <text:p text:style-name="P1"><text:s text:c="8"/>1 <text:s text:c="3"/>0.000 <text:s text:c="3"/>0.000 <text:s text:c="3"/>0.000 <text:s text:c="3"/>0.000 _internal.py:679(TooHardError)</text:p>
      <text:p text:style-name="P1"><text:s text:c="8"/>1 <text:s text:c="3"/>0.000 <text:s text:c="3"/>0.000 <text:s text:c="3"/>0.000 <text:s text:c="3"/>0.000 numeric.py:72(ComplexWarning)</text:p>
      <text:p text:style-name="P1"><text:s text:c="8"/>1 <text:s text:c="3"/>0.000 <text:s text:c="3"/>0.000 <text:s text:c="3"/>0.000 <text:s text:c="3"/>0.000 numeric.py:2785(_unspecified)</text:p>
      <text:p text:style-name="P1"><text:s text:c="8"/>1 <text:s text:c="3"/>0.000 <text:s text:c="3"/>0.000 <text:s text:c="3"/>0.000 <text:s text:c="3"/>0.000 __init__.py:202(c_longdouble)</text:p>
      <text:p text:style-name="P1"><text:s text:c="8"/>1 <text:s text:c="3"/>0.000 <text:s text:c="3"/>0.000 <text:s text:c="3"/>0.000 <text:s text:c="3"/>0.000 decimal.py:359(Underflow)</text:p>
      <text:p text:style-name="P1"><text:s text:c="8"/>1 <text:s text:c="3"/>0.000 <text:s text:c="3"/>0.000 <text:s text:c="3"/>0.000 <text:s text:c="3"/>0.000 {method 'endswith' of 'str' objects}</text:p>
      <text:p text:style-name="P1"><text:s text:c="8"/>1 <text:s text:c="3"/>0.000 <text:s text:c="3"/>0.000 <text:s text:c="3"/>0.000 <text:s text:c="3"/>0.000 decimal.py:224(ConversionSyntax)</text:p>
      <text:p text:style-name="P1"><text:s text:c="8"/>1 <text:s text:c="3"/>0.000 <text:s text:c="3"/>0.000 <text:s text:c="3"/>0.000 <text:s text:c="3"/>0.000 core.py:1116(_DomainedBinaryOperation)</text:p>
      <text:p text:style-name="P1"><text:s text:c="8"/>1 <text:s text:c="3"/>0.000 <text:s text:c="3"/>0.000 <text:s text:c="3"/>0.000 <text:s text:c="3"/>0.000 utils.py:42(KnownFailureException)</text:p>
      <text:p text:style-name="P1"><text:s text:c="8"/>1 <text:s text:c="3"/>0.000 <text:s text:c="3"/>0.000 <text:s text:c="3"/>0.000 <text:s text:c="3"/>0.000 __init__.py:252(c_void_p)</text:p>
      <text:p text:style-name="P1"><text:s text:c="8"/>1 <text:s text:c="3"/>0.000 <text:s text:c="3"/>0.000 <text:s text:c="3"/>0.000 <text:s text:c="3"/>0.000 core.py:821(__init__)</text:p>
      <text:p text:style-name="P1"><text:s text:c="8"/>1 <text:s text:c="3"/>0.000 <text:s text:c="3"/>0.000 <text:s text:c="3"/>0.000 <text:s text:c="3"/>0.000 __init__.py:165(c_short)</text:p>
      <text:p text:style-name="P1"><text:s text:c="8"/>1 <text:s text:c="3"/>0.000 <text:s text:c="3"/>0.000 <text:s text:c="3"/>0.000 <text:s text:c="3"/>0.000 _iotools.py:476(ConversionWarning)</text:p>
      <text:p text:style-name="P1"><text:s text:c="8"/>1 <text:s text:c="3"/>0.000 <text:s text:c="3"/>0.000 <text:s text:c="3"/>0.000 <text:s text:c="3"/>0.000 {method 'disable' of '_lsprof.Profiler' objects}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09:26:35.881011521</dc:date>
    <meta:editing-duration>PT2M19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2" meta:paragraph-count="645" meta:word-count="4051" meta:character-count="48298" meta:non-whitespace-character-count="32350"/>
  </office:meta>
</office:document-meta>
</file>